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32.24mm"/>
    </style:style>
    <style:style style:name="co3" style:family="table-column">
      <style:table-column-properties fo:break-before="auto" style:column-width="27.4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4.0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37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uc" table:style-name="ta1">
        <table:shapes>
          <draw:frame draw:z-index="0" draw:style-name="gr1" draw:text-style-name="P1" svg:width="159.99mm" svg:height="89.99mm" svg:x="2.14mm" svg:y="37.72mm">
            <loext:p draw:notify-on-update-of-ranges="auc.A3:auc.A7 auc.B2:auc.B2 auc.B3:auc.B7 auc.C2:auc.C2 auc.C3:auc.C7 auc.D2:auc.D2 auc.D3:auc.D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0.22mm" svg:y="135.07mm">
            <loext:p draw:notify-on-update-of-ranges="auc.F3:auc.F7 auc.G2:auc.G2 auc.G3:auc.G7 auc.H2:auc.H2 auc.H3:auc.H7 auc.I2:auc.I2 auc.I3:auc.I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75.15mm" svg:height="89.99mm" svg:x="179.85mm" svg:y="37.78mm">
            <loext:p draw:notify-on-update-of-ranges="auc.K3:auc.K7 auc.L2:auc.L2 auc.L3:auc.L7 auc.M2:auc.M2 auc.M3:auc.M7 auc.N2:auc.N2 auc.N3:auc.N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75.15mm" svg:height="89.99mm" svg:x="180.27mm" svg:y="136.7mm">
            <loext:p draw:notify-on-update-of-ranges="auc.P3:auc.P7 auc.Q2:auc.Q2 auc.Q3:auc.Q7 auc.R2:auc.R2 auc.R3:auc.R7 auc.S2:auc.S2 auc.S3:auc.S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Coronary</text:p>
          </table:table-cell>
          <table:table-cell table:number-columns-repeated="4"/>
          <table:table-cell office:value-type="string" calcext:value-type="string">
            <text:p>Cardiac</text:p>
          </table:table-cell>
          <table:table-cell table:number-columns-repeated="4"/>
          <table:table-cell office:value-type="string" calcext:value-type="string">
            <text:p>Medical</text:p>
          </table:table-cell>
          <table:table-cell table:number-columns-repeated="4"/>
          <table:table-cell office:value-type="string" calcext:value-type="string">
            <text:p>Surgic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  <table:table-cell table:number-columns-repeated="2"/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793026" calcext:value-type="float">
            <text:p>0,793026</text:p>
          </table:table-cell>
          <table:table-cell office:value-type="float" office:value="0.631731333333333" calcext:value-type="float">
            <text:p>0,6317313333</text:p>
          </table:table-cell>
          <table:table-cell office:value-type="float" office:value="0.770636333333333" calcext:value-type="float">
            <text:p>0,7706363333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791246" calcext:value-type="float">
            <text:p>0,791246</text:p>
          </table:table-cell>
          <table:table-cell office:value-type="float" office:value="0.746913666666667" calcext:value-type="float">
            <text:p>0,7469136667</text:p>
          </table:table-cell>
          <table:table-cell office:value-type="float" office:value="0.835802666666667" calcext:value-type="float">
            <text:p>0,835802666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668145" calcext:value-type="float">
            <text:p>0,668145</text:p>
          </table:table-cell>
          <table:table-cell office:value-type="float" office:value="0.631979" calcext:value-type="float">
            <text:p>0,631979</text:p>
          </table:table-cell>
          <table:table-cell office:value-type="float" office:value="0.692417666666667" calcext:value-type="float">
            <text:p>0,6924176667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705657" calcext:value-type="float">
            <text:p>0,705657</text:p>
          </table:table-cell>
          <table:table-cell office:value-type="float" office:value="0.651928666666667" calcext:value-type="float">
            <text:p>0,6519286667</text:p>
          </table:table-cell>
          <table:table-cell office:value-type="float" office:value="0.712651666666667" calcext:value-type="float">
            <text:p>0,712651666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90086" calcext:value-type="float">
            <text:p>0,790086</text:p>
          </table:table-cell>
          <table:table-cell office:value-type="float" office:value="0.749886" calcext:value-type="float">
            <text:p>0,749886</text:p>
          </table:table-cell>
          <table:table-cell office:value-type="float" office:value="0.811105666666667" calcext:value-type="float">
            <text:p>0,811105666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824212" calcext:value-type="float">
            <text:p>0,824212</text:p>
          </table:table-cell>
          <table:table-cell office:value-type="float" office:value="0.783639" calcext:value-type="float">
            <text:p>0,783639</text:p>
          </table:table-cell>
          <table:table-cell office:value-type="float" office:value="0.868135333333333" calcext:value-type="float">
            <text:p>0,868135333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728602" calcext:value-type="float">
            <text:p>0,728602</text:p>
          </table:table-cell>
          <table:table-cell office:value-type="float" office:value="0.687072666666667" calcext:value-type="float">
            <text:p>0,6870726667</text:p>
          </table:table-cell>
          <table:table-cell office:value-type="float" office:value="0.733071" calcext:value-type="float">
            <text:p>0,733071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732486" calcext:value-type="float">
            <text:p>0,732486</text:p>
          </table:table-cell>
          <table:table-cell office:value-type="float" office:value="0.762807" calcext:value-type="float">
            <text:p>0,762807</text:p>
          </table:table-cell>
          <table:table-cell office:value-type="float" office:value="0.725532333333333" calcext:value-type="float">
            <text:p>0,72553233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69959" calcext:value-type="float">
            <text:p>0,769959</text:p>
          </table:table-cell>
          <table:table-cell office:value-type="float" office:value="0.746587" calcext:value-type="float">
            <text:p>0,746587</text:p>
          </table:table-cell>
          <table:table-cell office:value-type="float" office:value="0.804286" calcext:value-type="float">
            <text:p>0,804286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861852" calcext:value-type="float">
            <text:p>0,861852</text:p>
          </table:table-cell>
          <table:table-cell office:value-type="float" office:value="0.810874" calcext:value-type="float">
            <text:p>0,810874</text:p>
          </table:table-cell>
          <table:table-cell office:value-type="float" office:value="0.854828666666667" calcext:value-type="float">
            <text:p>0,854828666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723636" calcext:value-type="float">
            <text:p>0,723636</text:p>
          </table:table-cell>
          <table:table-cell office:value-type="float" office:value="0.707081" calcext:value-type="float">
            <text:p>0,707081</text:p>
          </table:table-cell>
          <table:table-cell office:value-type="float" office:value="0.721958666666667" calcext:value-type="float">
            <text:p>0,721958666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710548" calcext:value-type="float">
            <text:p>0,710548</text:p>
          </table:table-cell>
          <table:table-cell office:value-type="float" office:value="0.754742666666667" calcext:value-type="float">
            <text:p>0,7547426667</text:p>
          </table:table-cell>
          <table:table-cell office:value-type="float" office:value="0.755965" calcext:value-type="float">
            <text:p>0,75596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83455" calcext:value-type="float">
            <text:p>0,783455</text:p>
          </table:table-cell>
          <table:table-cell office:value-type="float" office:value="0.740389333333333" calcext:value-type="float">
            <text:p>0,7403893333</text:p>
          </table:table-cell>
          <table:table-cell office:value-type="float" office:value="0.810598666666667" calcext:value-type="float">
            <text:p>0,810598666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833823" calcext:value-type="float">
            <text:p>0,833823</text:p>
          </table:table-cell>
          <table:table-cell office:value-type="float" office:value="0.810534333333333" calcext:value-type="float">
            <text:p>0,8105343333</text:p>
          </table:table-cell>
          <table:table-cell office:value-type="float" office:value="0.860096666666667" calcext:value-type="float">
            <text:p>0,8600966667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0.720934" calcext:value-type="float">
            <text:p>0,720934</text:p>
          </table:table-cell>
          <table:table-cell office:value-type="float" office:value="0.707946" calcext:value-type="float">
            <text:p>0,707946</text:p>
          </table:table-cell>
          <table:table-cell office:value-type="float" office:value="0.734778" calcext:value-type="float">
            <text:p>0,734778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0.682541" calcext:value-type="float">
            <text:p>0,682541</text:p>
          </table:table-cell>
          <table:table-cell office:value-type="float" office:value="0.742645666666667" calcext:value-type="float">
            <text:p>0,7426456667</text:p>
          </table:table-cell>
          <table:table-cell office:value-type="float" office:value="0.747973333333333" calcext:value-type="float">
            <text:p>0,74797333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798101" calcext:value-type="float">
            <text:p>0,798101</text:p>
          </table:table-cell>
          <table:table-cell office:value-type="float" office:value="0.745330333333333" calcext:value-type="float">
            <text:p>0,7453303333</text:p>
          </table:table-cell>
          <table:table-cell office:value-type="float" office:value="0.822453333333333" calcext:value-type="float">
            <text:p>0,822453333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815783" calcext:value-type="float">
            <text:p>0,815783</text:p>
          </table:table-cell>
          <table:table-cell office:value-type="float" office:value="0.837344333333333" calcext:value-type="float">
            <text:p>0,8373443333</text:p>
          </table:table-cell>
          <table:table-cell office:value-type="float" office:value="0.844673" calcext:value-type="float">
            <text:p>0,844673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0.691057" calcext:value-type="float">
            <text:p>0,691057</text:p>
          </table:table-cell>
          <table:table-cell office:value-type="float" office:value="0.739516666666667" calcext:value-type="float">
            <text:p>0,7395166667</text:p>
          </table:table-cell>
          <table:table-cell office:value-type="float" office:value="0.740711666666667" calcext:value-type="float">
            <text:p>0,7407116667</text:p>
          </table:table-cell>
          <table:table-cell/>
          <table:table-cell office:value-type="float" office:value="1478" calcext:value-type="float">
            <text:p>1478</text:p>
          </table:table-cell>
          <table:table-cell office:value-type="float" office:value="0.717353" calcext:value-type="float">
            <text:p>0,717353</text:p>
          </table:table-cell>
          <table:table-cell office:value-type="float" office:value="0.740250333333333" calcext:value-type="float">
            <text:p>0,7402503333</text:p>
          </table:table-cell>
          <table:table-cell office:value-type="float" office:value="0.755070333333333" calcext:value-type="float">
            <text:p>0,7550703333</text:p>
          </table:table-cell>
        </table:table-row>
      </table:table>
      <table:table table:name="old - ignorar" table:style-name="ta1">
        <table:shapes>
          <draw:frame draw:z-index="0" draw:style-name="gr1" draw:text-style-name="P1" svg:width="159.99mm" svg:height="89.99mm" svg:x="248.68mm" svg:y="3.01mm">
            <loext:p draw:notify-on-update-of-ranges="'old - ignorar'.T2:'old - ignorar'.T6 'old - ignorar'.U1:'old - ignorar'.U1 'old - ignorar'.U2:'old - ignorar'.U6 'old - ignorar'.V1:'old - ignorar'.V1 'old - ignorar'.V2:'old - ignorar'.V6 'old - ignorar'.W1:'old - ignorar'.W1 'old - ignorar'.W2:'old - ignorar'.W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48.37mm" svg:y="25.59mm">
            <loext:p draw:notify-on-update-of-ranges="'old - ignorar'.T9:'old - ignorar'.T13 'old - ignorar'.U8:'old - ignorar'.U8 'old - ignorar'.U9:'old - ignorar'.U13 'old - ignorar'.V8:'old - ignorar'.V8 'old - ignorar'.V9:'old - ignorar'.V13 'old - ignorar'.W8:'old - ignorar'.W8 'old - ignorar'.W9:'old - ignorar'.W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47.15mm" svg:y="52.7mm">
            <loext:p draw:notify-on-update-of-ranges="'old - ignorar'.T16:'old - ignorar'.T20 'old - ignorar'.U15:'old - ignorar'.U15 'old - ignorar'.U16:'old - ignorar'.U20 'old - ignorar'.V15:'old - ignorar'.V15 'old - ignorar'.V16:'old - ignorar'.V20 'old - ignorar'.W15:'old - ignorar'.W15 'old - ignorar'.W16:'old - ignorar'.W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46.84mm" svg:y="101.77mm">
            <loext:p draw:notify-on-update-of-ranges="'old - ignorar'.T23:'old - ignorar'.T27 'old - ignorar'.U22:'old - ignorar'.U22 'old - ignorar'.U23:'old - ignorar'.U27 'old - ignorar'.V22:'old - ignorar'.V22 'old - ignorar'.V23:'old - ignorar'.V27 'old - ignorar'.W22:'old - ignorar'.W22 'old - ignorar'.W23:'old - ignorar'.W2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48.68mm" svg:y="139.09mm">
            <loext:p draw:notify-on-update-of-ranges="'old - ignorar'.T30:'old - ignorar'.T34 'old - ignorar'.U29:'old - ignorar'.U29 'old - ignorar'.U30:'old - ignorar'.U34 'old - ignorar'.V29:'old - ignorar'.V29 'old - ignorar'.V30:'old - ignorar'.V34 'old - ignorar'.W29:'old - ignorar'.W29 'old - ignorar'.W30:'old - ignorar'.W3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og-m3brl2-60-288-0-training.log.mean</text:p>
          </table:table-cell>
          <table:table-cell table:number-columns-repeated="4"/>
          <table:table-cell office:value-type="string" calcext:value-type="string">
            <text:p>log-m3brl2-60-288-1-training.log.mean</text:p>
          </table:table-cell>
          <table:table-cell table:number-columns-repeated="4"/>
          <table:table-cell office:value-type="string" calcext:value-type="string">
            <text:p>log-m3brl2-60-288-2-training.log.mean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Transfer Learning Fix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1224" calcext:value-type="float">
            <text:p>0,881224</text:p>
          </table:table-cell>
          <table:table-cell office:value-type="float" office:value="0.70652" calcext:value-type="float">
            <text:p>0,70652</text:p>
          </table:table-cell>
          <table:table-cell office:value-type="float" office:value="0.771" calcext:value-type="float">
            <text:p>0,7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4265" calcext:value-type="float">
            <text:p>0,794265</text:p>
          </table:table-cell>
          <table:table-cell office:value-type="float" office:value="0.655827" calcext:value-type="float">
            <text:p>0,655827</text:p>
          </table:table-cell>
          <table:table-cell office:value-type="float" office:value="0.739378" calcext:value-type="float">
            <text:p>0,739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1724" calcext:value-type="float">
            <text:p>0,871724</text:p>
          </table:table-cell>
          <table:table-cell office:value-type="float" office:value="0.532847" calcext:value-type="float">
            <text:p>0,532847</text:p>
          </table:table-cell>
          <table:table-cell office:value-type="float" office:value="0.801531" calcext:value-type="float">
            <text:p>0,801531</text:p>
          </table:table-cell>
          <table:table-cell/>
          <table:table-cell table:formula="of:=AVERAGE([.L2];[.G2];[.B2])" office:value-type="float" office:value="0.849071" calcext:value-type="float">
            <text:p>0,849071</text:p>
          </table:table-cell>
          <table:table-cell table:formula="of:=AVERAGE([.M2];[.H2];[.C2])" office:value-type="float" office:value="0.631731333333333" calcext:value-type="float">
            <text:p>0,6317313333</text:p>
          </table:table-cell>
          <table:table-cell table:formula="of:=AVERAGE([.N2];[.I2];[.D2])" office:value-type="float" office:value="0.770636333333333" calcext:value-type="float">
            <text:p>0,7706363333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849071" calcext:value-type="float">
            <text:p>0,849071</text:p>
          </table:table-cell>
          <table:table-cell office:value-type="float" office:value="0.631731333333333" calcext:value-type="float">
            <text:p>0,6317313333</text:p>
          </table:table-cell>
          <table:table-cell office:value-type="float" office:value="0.770636333333333" calcext:value-type="float">
            <text:p>0,7706363333</text:p>
          </table:table-cell>
          <table:table-cell/>
          <table:table-cell office:value-type="float" office:value="0.793026" calcext:value-type="float">
            <text:p>0,793026</text:p>
          </table:table-cell>
          <table:table-cell office:value-type="float" office:value="0.631731333333333" calcext:value-type="float">
            <text:p>0,6317313333</text:p>
          </table:table-cell>
          <table:table-cell office:value-type="float" office:value="0.770636333333333" calcext:value-type="float">
            <text:p>0,770636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0875" calcext:value-type="float">
            <text:p>0,910875</text:p>
          </table:table-cell>
          <table:table-cell office:value-type="float" office:value="0.689764" calcext:value-type="float">
            <text:p>0,689764</text:p>
          </table:table-cell>
          <table:table-cell office:value-type="float" office:value="0.798081" calcext:value-type="float">
            <text:p>0,798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7172" calcext:value-type="float">
            <text:p>0,867172</text:p>
          </table:table-cell>
          <table:table-cell office:value-type="float" office:value="0.770539" calcext:value-type="float">
            <text:p>0,770539</text:p>
          </table:table-cell>
          <table:table-cell office:value-type="float" office:value="0.895051" calcext:value-type="float">
            <text:p>0,895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36061" calcext:value-type="float">
            <text:p>0,936061</text:p>
          </table:table-cell>
          <table:table-cell office:value-type="float" office:value="0.780438" calcext:value-type="float">
            <text:p>0,780438</text:p>
          </table:table-cell>
          <table:table-cell office:value-type="float" office:value="0.814276" calcext:value-type="float">
            <text:p>0,814276</text:p>
          </table:table-cell>
          <table:table-cell/>
          <table:table-cell table:formula="of:=AVERAGE([.L3];[.G3];[.B3])" office:value-type="float" office:value="0.904702666666667" calcext:value-type="float">
            <text:p>0,9047026667</text:p>
          </table:table-cell>
          <table:table-cell table:formula="of:=AVERAGE([.M3];[.H3];[.C3])" office:value-type="float" office:value="0.746913666666667" calcext:value-type="float">
            <text:p>0,7469136667</text:p>
          </table:table-cell>
          <table:table-cell table:formula="of:=AVERAGE([.N3];[.I3];[.D3])" office:value-type="float" office:value="0.835802666666667" calcext:value-type="float">
            <text:p>0,835802666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884950333333333" calcext:value-type="float">
            <text:p>0,8849503333</text:p>
          </table:table-cell>
          <table:table-cell office:value-type="float" office:value="0.749886" calcext:value-type="float">
            <text:p>0,749886</text:p>
          </table:table-cell>
          <table:table-cell office:value-type="float" office:value="0.811105666666667" calcext:value-type="float">
            <text:p>0,8111056667</text:p>
          </table:table-cell>
          <table:table-cell/>
          <table:table-cell office:value-type="float" office:value="0.790086" calcext:value-type="float">
            <text:p>0,790086</text:p>
          </table:table-cell>
          <table:table-cell office:value-type="float" office:value="0.749886" calcext:value-type="float">
            <text:p>0,749886</text:p>
          </table:table-cell>
          <table:table-cell office:value-type="float" office:value="0.811105666666667" calcext:value-type="float">
            <text:p>0,811105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8801" calcext:value-type="float">
            <text:p>0,818801</text:p>
          </table:table-cell>
          <table:table-cell office:value-type="float" office:value="0.655551" calcext:value-type="float">
            <text:p>0,655551</text:p>
          </table:table-cell>
          <table:table-cell office:value-type="float" office:value="0.645957" calcext:value-type="float">
            <text:p>0,64595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07505" calcext:value-type="float">
            <text:p>0,807505</text:p>
          </table:table-cell>
          <table:table-cell office:value-type="float" office:value="0.630986" calcext:value-type="float">
            <text:p>0,630986</text:p>
          </table:table-cell>
          <table:table-cell office:value-type="float" office:value="0.696054" calcext:value-type="float">
            <text:p>0,6960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7273" calcext:value-type="float">
            <text:p>0,887273</text:p>
          </table:table-cell>
          <table:table-cell office:value-type="float" office:value="0.6094" calcext:value-type="float">
            <text:p>0,6094</text:p>
          </table:table-cell>
          <table:table-cell office:value-type="float" office:value="0.735242" calcext:value-type="float">
            <text:p>0,735242</text:p>
          </table:table-cell>
          <table:table-cell/>
          <table:table-cell table:formula="of:=AVERAGE([.L4];[.G4];[.B4])" office:value-type="float" office:value="0.837859666666667" calcext:value-type="float">
            <text:p>0,8378596667</text:p>
          </table:table-cell>
          <table:table-cell table:formula="of:=AVERAGE([.M4];[.H4];[.C4])" office:value-type="float" office:value="0.631979" calcext:value-type="float">
            <text:p>0,631979</text:p>
          </table:table-cell>
          <table:table-cell table:formula="of:=AVERAGE([.N4];[.I4];[.D4])" office:value-type="float" office:value="0.692417666666667" calcext:value-type="float">
            <text:p>0,692417666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879880666666667" calcext:value-type="float">
            <text:p>0,8798806667</text:p>
          </table:table-cell>
          <table:table-cell office:value-type="float" office:value="0.746587" calcext:value-type="float">
            <text:p>0,746587</text:p>
          </table:table-cell>
          <table:table-cell office:value-type="float" office:value="0.804286" calcext:value-type="float">
            <text:p>0,804286</text:p>
          </table:table-cell>
          <table:table-cell/>
          <table:table-cell office:value-type="float" office:value="0.769959" calcext:value-type="float">
            <text:p>0,769959</text:p>
          </table:table-cell>
          <table:table-cell office:value-type="float" office:value="0.746587" calcext:value-type="float">
            <text:p>0,746587</text:p>
          </table:table-cell>
          <table:table-cell office:value-type="float" office:value="0.804286" calcext:value-type="float">
            <text:p>0,8042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6229" calcext:value-type="float">
            <text:p>0,816229</text:p>
          </table:table-cell>
          <table:table-cell office:value-type="float" office:value="0.645715" calcext:value-type="float">
            <text:p>0,645715</text:p>
          </table:table-cell>
          <table:table-cell office:value-type="float" office:value="0.69756" calcext:value-type="float">
            <text:p>0,697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64563" calcext:value-type="float">
            <text:p>0,864563</text:p>
          </table:table-cell>
          <table:table-cell office:value-type="float" office:value="0.689018" calcext:value-type="float">
            <text:p>0,689018</text:p>
          </table:table-cell>
          <table:table-cell office:value-type="float" office:value="0.706248" calcext:value-type="float">
            <text:p>0,7062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7956" calcext:value-type="float">
            <text:p>0,847956</text:p>
          </table:table-cell>
          <table:table-cell office:value-type="float" office:value="0.621053" calcext:value-type="float">
            <text:p>0,621053</text:p>
          </table:table-cell>
          <table:table-cell office:value-type="float" office:value="0.734147" calcext:value-type="float">
            <text:p>0,734147</text:p>
          </table:table-cell>
          <table:table-cell/>
          <table:table-cell table:formula="of:=AVERAGE([.L5];[.G5];[.B5])" office:value-type="float" office:value="0.842916" calcext:value-type="float">
            <text:p>0,842916</text:p>
          </table:table-cell>
          <table:table-cell table:formula="of:=AVERAGE([.M5];[.H5];[.C5])" office:value-type="float" office:value="0.651928666666667" calcext:value-type="float">
            <text:p>0,6519286667</text:p>
          </table:table-cell>
          <table:table-cell table:formula="of:=AVERAGE([.N5];[.I5];[.D5])" office:value-type="float" office:value="0.712651666666667" calcext:value-type="float">
            <text:p>0,712651666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870709333333334" calcext:value-type="float">
            <text:p>0,8707093333</text:p>
          </table:table-cell>
          <table:table-cell office:value-type="float" office:value="0.740389333333333" calcext:value-type="float">
            <text:p>0,7403893333</text:p>
          </table:table-cell>
          <table:table-cell office:value-type="float" office:value="0.810598666666667" calcext:value-type="float">
            <text:p>0,8105986667</text:p>
          </table:table-cell>
          <table:table-cell/>
          <table:table-cell office:value-type="float" office:value="0.783455" calcext:value-type="float">
            <text:p>0,783455</text:p>
          </table:table-cell>
          <table:table-cell office:value-type="float" office:value="0.740389333333333" calcext:value-type="float">
            <text:p>0,7403893333</text:p>
          </table:table-cell>
          <table:table-cell office:value-type="float" office:value="0.810598666666667" calcext:value-type="float">
            <text:p>0,8105986667</text:p>
          </table:table-cell>
        </table:table-row>
        <table:table-row table:style-name="ro1">
          <table:table-cell office:value-type="string" calcext:value-type="string">
            <text:p>log-m3brl2-60-575-0-training.log.mean</text:p>
          </table:table-cell>
          <table:table-cell table:number-columns-repeated="4"/>
          <table:table-cell office:value-type="string" calcext:value-type="string">
            <text:p>log-m3brl2-60-575-1-training.log.mean</text:p>
          </table:table-cell>
          <table:table-cell table:number-columns-repeated="4"/>
          <table:table-cell office:value-type="string" calcext:value-type="string">
            <text:p>log-m3brl2-60-575-2-training.log.mean</text:p>
          </table:table-cell>
          <table:table-cell table:number-columns-repeated="8"/>
          <table:table-cell office:value-type="float" office:value="575" calcext:value-type="float">
            <text:p>575</text:p>
          </table:table-cell>
          <table:table-cell office:value-type="float" office:value="0.877652666666667" calcext:value-type="float">
            <text:p>0,8776526667</text:p>
          </table:table-cell>
          <table:table-cell office:value-type="float" office:value="0.745330333333333" calcext:value-type="float">
            <text:p>0,7453303333</text:p>
          </table:table-cell>
          <table:table-cell office:value-type="float" office:value="0.822453333333333" calcext:value-type="float">
            <text:p>0,8224533333</text:p>
          </table:table-cell>
          <table:table-cell/>
          <table:table-cell office:value-type="float" office:value="0.798101" calcext:value-type="float">
            <text:p>0,798101</text:p>
          </table:table-cell>
          <table:table-cell office:value-type="float" office:value="0.745330333333333" calcext:value-type="float">
            <text:p>0,7453303333</text:p>
          </table:table-cell>
          <table:table-cell office:value-type="float" office:value="0.822453333333333" calcext:value-type="float">
            <text:p>0,82245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8991" calcext:value-type="float">
            <text:p>0,88991</text:p>
          </table:table-cell>
          <table:table-cell office:value-type="float" office:value="0.767883" calcext:value-type="float">
            <text:p>0,767883</text:p>
          </table:table-cell>
          <table:table-cell office:value-type="float" office:value="0.827964" calcext:value-type="float">
            <text:p>0,8279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1471" calcext:value-type="float">
            <text:p>0,881471</text:p>
          </table:table-cell>
          <table:table-cell office:value-type="float" office:value="0.74688" calcext:value-type="float">
            <text:p>0,74688</text:p>
          </table:table-cell>
          <table:table-cell office:value-type="float" office:value="0.803396" calcext:value-type="float">
            <text:p>0,8033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347" calcext:value-type="float">
            <text:p>0,88347</text:p>
          </table:table-cell>
          <table:table-cell office:value-type="float" office:value="0.734895" calcext:value-type="float">
            <text:p>0,734895</text:p>
          </table:table-cell>
          <table:table-cell office:value-type="float" office:value="0.801957" calcext:value-type="float">
            <text:p>0,801957</text:p>
          </table:table-cell>
          <table:table-cell/>
          <table:table-cell table:formula="of:=AVERAGE([.L7];[.G7];[.B7])" office:value-type="float" office:value="0.884950333333333" calcext:value-type="float">
            <text:p>0,8849503333</text:p>
          </table:table-cell>
          <table:table-cell table:formula="of:=AVERAGE([.M7];[.H7];[.C7])" office:value-type="float" office:value="0.749886" calcext:value-type="float">
            <text:p>0,749886</text:p>
          </table:table-cell>
          <table:table-cell table:formula="of:=AVERAGE([.N7];[.I7];[.D7])" office:value-type="float" office:value="0.811105666666667" calcext:value-type="float">
            <text:p>0,811105666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4031" calcext:value-type="float">
            <text:p>0,914031</text:p>
          </table:table-cell>
          <table:table-cell office:value-type="float" office:value="0.782736" calcext:value-type="float">
            <text:p>0,782736</text:p>
          </table:table-cell>
          <table:table-cell office:value-type="float" office:value="0.892096" calcext:value-type="float">
            <text:p>0,8920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0345" calcext:value-type="float">
            <text:p>0,840345</text:p>
          </table:table-cell>
          <table:table-cell office:value-type="float" office:value="0.774709" calcext:value-type="float">
            <text:p>0,774709</text:p>
          </table:table-cell>
          <table:table-cell office:value-type="float" office:value="0.892563" calcext:value-type="float">
            <text:p>0,892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94707" calcext:value-type="float">
            <text:p>0,894707</text:p>
          </table:table-cell>
          <table:table-cell office:value-type="float" office:value="0.793472" calcext:value-type="float">
            <text:p>0,793472</text:p>
          </table:table-cell>
          <table:table-cell office:value-type="float" office:value="0.819747" calcext:value-type="float">
            <text:p>0,819747</text:p>
          </table:table-cell>
          <table:table-cell/>
          <table:table-cell table:formula="of:=AVERAGE([.L8];[.G8];[.B8])" office:value-type="float" office:value="0.883027666666667" calcext:value-type="float">
            <text:p>0,8830276667</text:p>
          </table:table-cell>
          <table:table-cell table:formula="of:=AVERAGE([.M8];[.H8];[.C8])" office:value-type="float" office:value="0.783639" calcext:value-type="float">
            <text:p>0,783639</text:p>
          </table:table-cell>
          <table:table-cell table:formula="of:=AVERAGE([.N8];[.I8];[.D8])" office:value-type="float" office:value="0.868135333333333" calcext:value-type="float">
            <text:p>0,868135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Transfer Learning Fix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1803" calcext:value-type="float">
            <text:p>0,821803</text:p>
          </table:table-cell>
          <table:table-cell office:value-type="float" office:value="0.676467" calcext:value-type="float">
            <text:p>0,676467</text:p>
          </table:table-cell>
          <table:table-cell office:value-type="float" office:value="0.716838" calcext:value-type="float">
            <text:p>0,7168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49467" calcext:value-type="float">
            <text:p>0,849467</text:p>
          </table:table-cell>
          <table:table-cell office:value-type="float" office:value="0.666592" calcext:value-type="float">
            <text:p>0,666592</text:p>
          </table:table-cell>
          <table:table-cell office:value-type="float" office:value="0.761826" calcext:value-type="float">
            <text:p>0,7618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16744" calcext:value-type="float">
            <text:p>0,816744</text:p>
          </table:table-cell>
          <table:table-cell office:value-type="float" office:value="0.718159" calcext:value-type="float">
            <text:p>0,718159</text:p>
          </table:table-cell>
          <table:table-cell office:value-type="float" office:value="0.720549" calcext:value-type="float">
            <text:p>0,720549</text:p>
          </table:table-cell>
          <table:table-cell/>
          <table:table-cell table:formula="of:=AVERAGE([.L9];[.G9];[.B9])" office:value-type="float" office:value="0.829338" calcext:value-type="float">
            <text:p>0,829338</text:p>
          </table:table-cell>
          <table:table-cell table:formula="of:=AVERAGE([.M9];[.H9];[.C9])" office:value-type="float" office:value="0.687072666666667" calcext:value-type="float">
            <text:p>0,6870726667</text:p>
          </table:table-cell>
          <table:table-cell table:formula="of:=AVERAGE([.N9];[.I9];[.D9])" office:value-type="float" office:value="0.733071" calcext:value-type="float">
            <text:p>0,733071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904702666666667" calcext:value-type="float">
            <text:p>0,9047026667</text:p>
          </table:table-cell>
          <table:table-cell office:value-type="float" office:value="0.746913666666667" calcext:value-type="float">
            <text:p>0,7469136667</text:p>
          </table:table-cell>
          <table:table-cell office:value-type="float" office:value="0.835802666666667" calcext:value-type="float">
            <text:p>0,8358026667</text:p>
          </table:table-cell>
          <table:table-cell/>
          <table:table-cell office:value-type="float" office:value="0.791246" calcext:value-type="float">
            <text:p>0,791246</text:p>
          </table:table-cell>
          <table:table-cell office:value-type="float" office:value="0.746913666666667" calcext:value-type="float">
            <text:p>0,7469136667</text:p>
          </table:table-cell>
          <table:table-cell office:value-type="float" office:value="0.835802666666667" calcext:value-type="float">
            <text:p>0,835802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665" calcext:value-type="float">
            <text:p>0,82665</text:p>
          </table:table-cell>
          <table:table-cell office:value-type="float" office:value="0.771081" calcext:value-type="float">
            <text:p>0,771081</text:p>
          </table:table-cell>
          <table:table-cell office:value-type="float" office:value="0.74844" calcext:value-type="float">
            <text:p>0,748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21737" calcext:value-type="float">
            <text:p>0,821737</text:p>
          </table:table-cell>
          <table:table-cell office:value-type="float" office:value="0.762539" calcext:value-type="float">
            <text:p>0,762539</text:p>
          </table:table-cell>
          <table:table-cell office:value-type="float" office:value="0.712569" calcext:value-type="float">
            <text:p>0,7125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15153" calcext:value-type="float">
            <text:p>0,815153</text:p>
          </table:table-cell>
          <table:table-cell office:value-type="float" office:value="0.754801" calcext:value-type="float">
            <text:p>0,754801</text:p>
          </table:table-cell>
          <table:table-cell office:value-type="float" office:value="0.715588" calcext:value-type="float">
            <text:p>0,715588</text:p>
          </table:table-cell>
          <table:table-cell/>
          <table:table-cell table:formula="of:=AVERAGE([.L10];[.G10];[.B10])" office:value-type="float" office:value="0.82118" calcext:value-type="float">
            <text:p>0,82118</text:p>
          </table:table-cell>
          <table:table-cell table:formula="of:=AVERAGE([.M10];[.H10];[.C10])" office:value-type="float" office:value="0.762807" calcext:value-type="float">
            <text:p>0,762807</text:p>
          </table:table-cell>
          <table:table-cell table:formula="of:=AVERAGE([.N10];[.I10];[.D10])" office:value-type="float" office:value="0.725532333333333" calcext:value-type="float">
            <text:p>0,7255323333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883027666666667" calcext:value-type="float">
            <text:p>0,8830276667</text:p>
          </table:table-cell>
          <table:table-cell office:value-type="float" office:value="0.783639" calcext:value-type="float">
            <text:p>0,783639</text:p>
          </table:table-cell>
          <table:table-cell office:value-type="float" office:value="0.868135333333333" calcext:value-type="float">
            <text:p>0,8681353333</text:p>
          </table:table-cell>
          <table:table-cell/>
          <table:table-cell office:value-type="float" office:value="0.824212" calcext:value-type="float">
            <text:p>0,824212</text:p>
          </table:table-cell>
          <table:table-cell office:value-type="float" office:value="0.783639" calcext:value-type="float">
            <text:p>0,783639</text:p>
          </table:table-cell>
          <table:table-cell office:value-type="float" office:value="0.868135333333333" calcext:value-type="float">
            <text:p>0,8681353333</text:p>
          </table:table-cell>
        </table:table-row>
        <table:table-row table:style-name="ro1">
          <table:table-cell office:value-type="string" calcext:value-type="string">
            <text:p>log-m3brl2-60-874-0-training.log.mean</text:p>
          </table:table-cell>
          <table:table-cell table:number-columns-repeated="4"/>
          <table:table-cell office:value-type="string" calcext:value-type="string">
            <text:p>log-m3brl2-60-874-1-training.log.mean</text:p>
          </table:table-cell>
          <table:table-cell table:number-columns-repeated="4"/>
          <table:table-cell office:value-type="string" calcext:value-type="string">
            <text:p>log-m3brl2-60-874-2-training.log.mean</text:p>
          </table:table-cell>
          <table:table-cell table:number-columns-repeated="8"/>
          <table:table-cell office:value-type="float" office:value="874" calcext:value-type="float">
            <text:p>874</text:p>
          </table:table-cell>
          <table:table-cell office:value-type="float" office:value="0.898435333333333" calcext:value-type="float">
            <text:p>0,8984353333</text:p>
          </table:table-cell>
          <table:table-cell office:value-type="float" office:value="0.810874" calcext:value-type="float">
            <text:p>0,810874</text:p>
          </table:table-cell>
          <table:table-cell office:value-type="float" office:value="0.854828666666667" calcext:value-type="float">
            <text:p>0,8548286667</text:p>
          </table:table-cell>
          <table:table-cell/>
          <table:table-cell office:value-type="float" office:value="0.861852" calcext:value-type="float">
            <text:p>0,861852</text:p>
          </table:table-cell>
          <table:table-cell office:value-type="float" office:value="0.810874" calcext:value-type="float">
            <text:p>0,810874</text:p>
          </table:table-cell>
          <table:table-cell office:value-type="float" office:value="0.854828666666667" calcext:value-type="float">
            <text:p>0,854828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4569" calcext:value-type="float">
            <text:p>0,894569</text:p>
          </table:table-cell>
          <table:table-cell office:value-type="float" office:value="0.758682" calcext:value-type="float">
            <text:p>0,758682</text:p>
          </table:table-cell>
          <table:table-cell office:value-type="float" office:value="0.822484" calcext:value-type="float">
            <text:p>0,822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56518" calcext:value-type="float">
            <text:p>0,856518</text:p>
          </table:table-cell>
          <table:table-cell office:value-type="float" office:value="0.75349" calcext:value-type="float">
            <text:p>0,75349</text:p>
          </table:table-cell>
          <table:table-cell office:value-type="float" office:value="0.807392" calcext:value-type="float">
            <text:p>0,8073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8555" calcext:value-type="float">
            <text:p>0,888555</text:p>
          </table:table-cell>
          <table:table-cell office:value-type="float" office:value="0.727589" calcext:value-type="float">
            <text:p>0,727589</text:p>
          </table:table-cell>
          <table:table-cell office:value-type="float" office:value="0.782982" calcext:value-type="float">
            <text:p>0,782982</text:p>
          </table:table-cell>
          <table:table-cell/>
          <table:table-cell table:formula="of:=AVERAGE([.L12];[.G12];[.B12])" office:value-type="float" office:value="0.879880666666667" calcext:value-type="float">
            <text:p>0,8798806667</text:p>
          </table:table-cell>
          <table:table-cell table:formula="of:=AVERAGE([.M12];[.H12];[.C12])" office:value-type="float" office:value="0.746587" calcext:value-type="float">
            <text:p>0,746587</text:p>
          </table:table-cell>
          <table:table-cell table:formula="of:=AVERAGE([.N12];[.I12];[.D12])" office:value-type="float" office:value="0.804286" calcext:value-type="float">
            <text:p>0,804286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88846" calcext:value-type="float">
            <text:p>0,88846</text:p>
          </table:table-cell>
          <table:table-cell office:value-type="float" office:value="0.810534333333333" calcext:value-type="float">
            <text:p>0,8105343333</text:p>
          </table:table-cell>
          <table:table-cell office:value-type="float" office:value="0.860096666666667" calcext:value-type="float">
            <text:p>0,8600966667</text:p>
          </table:table-cell>
          <table:table-cell/>
          <table:table-cell office:value-type="float" office:value="0.833823" calcext:value-type="float">
            <text:p>0,833823</text:p>
          </table:table-cell>
          <table:table-cell office:value-type="float" office:value="0.810534333333333" calcext:value-type="float">
            <text:p>0,8105343333</text:p>
          </table:table-cell>
          <table:table-cell office:value-type="float" office:value="0.860096666666667" calcext:value-type="float">
            <text:p>0,86009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927" calcext:value-type="float">
            <text:p>0,901927</text:p>
          </table:table-cell>
          <table:table-cell office:value-type="float" office:value="0.808621" calcext:value-type="float">
            <text:p>0,808621</text:p>
          </table:table-cell>
          <table:table-cell office:value-type="float" office:value="0.829476" calcext:value-type="float">
            <text:p>0,8294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07648" calcext:value-type="float">
            <text:p>0,907648</text:p>
          </table:table-cell>
          <table:table-cell office:value-type="float" office:value="0.795085" calcext:value-type="float">
            <text:p>0,795085</text:p>
          </table:table-cell>
          <table:table-cell office:value-type="float" office:value="0.875927" calcext:value-type="float">
            <text:p>0,8759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5731" calcext:value-type="float">
            <text:p>0,885731</text:p>
          </table:table-cell>
          <table:table-cell office:value-type="float" office:value="0.828916" calcext:value-type="float">
            <text:p>0,828916</text:p>
          </table:table-cell>
          <table:table-cell office:value-type="float" office:value="0.859083" calcext:value-type="float">
            <text:p>0,859083</text:p>
          </table:table-cell>
          <table:table-cell/>
          <table:table-cell table:formula="of:=AVERAGE([.L13];[.G13];[.B13])" office:value-type="float" office:value="0.898435333333333" calcext:value-type="float">
            <text:p>0,8984353333</text:p>
          </table:table-cell>
          <table:table-cell table:formula="of:=AVERAGE([.M13];[.H13];[.C13])" office:value-type="float" office:value="0.810874" calcext:value-type="float">
            <text:p>0,810874</text:p>
          </table:table-cell>
          <table:table-cell table:formula="of:=AVERAGE([.N13];[.I13];[.D13])" office:value-type="float" office:value="0.854828666666667" calcext:value-type="float">
            <text:p>0,854828666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901279333333333" calcext:value-type="float">
            <text:p>0,9012793333</text:p>
          </table:table-cell>
          <table:table-cell office:value-type="float" office:value="0.837344333333333" calcext:value-type="float">
            <text:p>0,8373443333</text:p>
          </table:table-cell>
          <table:table-cell office:value-type="float" office:value="0.844673" calcext:value-type="float">
            <text:p>0,844673</text:p>
          </table:table-cell>
          <table:table-cell/>
          <table:table-cell office:value-type="float" office:value="0.815783" calcext:value-type="float">
            <text:p>0,815783</text:p>
          </table:table-cell>
          <table:table-cell office:value-type="float" office:value="0.837344333333333" calcext:value-type="float">
            <text:p>0,8373443333</text:p>
          </table:table-cell>
          <table:table-cell office:value-type="float" office:value="0.844673" calcext:value-type="float">
            <text:p>0,8446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1691" calcext:value-type="float">
            <text:p>0,791691</text:p>
          </table:table-cell>
          <table:table-cell office:value-type="float" office:value="0.693313" calcext:value-type="float">
            <text:p>0,693313</text:p>
          </table:table-cell>
          <table:table-cell office:value-type="float" office:value="0.733567" calcext:value-type="float">
            <text:p>0,7335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91044" calcext:value-type="float">
            <text:p>0,791044</text:p>
          </table:table-cell>
          <table:table-cell office:value-type="float" office:value="0.733141" calcext:value-type="float">
            <text:p>0,733141</text:p>
          </table:table-cell>
          <table:table-cell office:value-type="float" office:value="0.721825" calcext:value-type="float">
            <text:p>0,721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39511" calcext:value-type="float">
            <text:p>0,739511</text:p>
          </table:table-cell>
          <table:table-cell office:value-type="float" office:value="0.694789" calcext:value-type="float">
            <text:p>0,694789</text:p>
          </table:table-cell>
          <table:table-cell office:value-type="float" office:value="0.710484" calcext:value-type="float">
            <text:p>0,710484</text:p>
          </table:table-cell>
          <table:table-cell/>
          <table:table-cell table:formula="of:=AVERAGE([.L14];[.G14];[.B14])" office:value-type="float" office:value="0.774082" calcext:value-type="float">
            <text:p>0,774082</text:p>
          </table:table-cell>
          <table:table-cell table:formula="of:=AVERAGE([.M14];[.H14];[.C14])" office:value-type="float" office:value="0.707081" calcext:value-type="float">
            <text:p>0,707081</text:p>
          </table:table-cell>
          <table:table-cell table:formula="of:=AVERAGE([.N14];[.I14];[.D14])" office:value-type="float" office:value="0.721958666666667" calcext:value-type="float">
            <text:p>0,7219586667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6814" calcext:value-type="float">
            <text:p>0,806814</text:p>
          </table:table-cell>
          <table:table-cell office:value-type="float" office:value="0.741999" calcext:value-type="float">
            <text:p>0,741999</text:p>
          </table:table-cell>
          <table:table-cell office:value-type="float" office:value="0.762035" calcext:value-type="float">
            <text:p>0,7620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47152" calcext:value-type="float">
            <text:p>0,847152</text:p>
          </table:table-cell>
          <table:table-cell office:value-type="float" office:value="0.78585" calcext:value-type="float">
            <text:p>0,78585</text:p>
          </table:table-cell>
          <table:table-cell office:value-type="float" office:value="0.748933" calcext:value-type="float">
            <text:p>0,7489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89077" calcext:value-type="float">
            <text:p>0,789077</text:p>
          </table:table-cell>
          <table:table-cell office:value-type="float" office:value="0.736379" calcext:value-type="float">
            <text:p>0,736379</text:p>
          </table:table-cell>
          <table:table-cell office:value-type="float" office:value="0.756927" calcext:value-type="float">
            <text:p>0,756927</text:p>
          </table:table-cell>
          <table:table-cell/>
          <table:table-cell table:formula="of:=AVERAGE([.L15];[.G15];[.B15])" office:value-type="float" office:value="0.814347666666667" calcext:value-type="float">
            <text:p>0,8143476667</text:p>
          </table:table-cell>
          <table:table-cell table:formula="of:=AVERAGE([.M15];[.H15];[.C15])" office:value-type="float" office:value="0.754742666666667" calcext:value-type="float">
            <text:p>0,7547426667</text:p>
          </table:table-cell>
          <table:table-cell table:formula="of:=AVERAGE([.N15];[.I15];[.D15])" office:value-type="float" office:value="0.755965" calcext:value-type="float">
            <text:p>0,75596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Transfer Learning Fix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string" calcext:value-type="string">
            <text:p>log-m3brl2-60-1068-0-training.log.mean</text:p>
          </table:table-cell>
          <table:table-cell table:number-columns-repeated="4"/>
          <table:table-cell office:value-type="string" calcext:value-type="string">
            <text:p>log-m3brl2-60-1068-1-training.log.mean</text:p>
          </table:table-cell>
          <table:table-cell table:number-columns-repeated="4"/>
          <table:table-cell office:value-type="string" calcext:value-type="string">
            <text:p>log-m3brl2-60-1068-2-training.log.mean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office:value-type="float" office:value="0.837859666666667" calcext:value-type="float">
            <text:p>0,8378596667</text:p>
          </table:table-cell>
          <table:table-cell office:value-type="float" office:value="0.631979" calcext:value-type="float">
            <text:p>0,631979</text:p>
          </table:table-cell>
          <table:table-cell office:value-type="float" office:value="0.692417666666667" calcext:value-type="float">
            <text:p>0,6924176667</text:p>
          </table:table-cell>
          <table:table-cell/>
          <table:table-cell office:value-type="float" office:value="0.668145" calcext:value-type="float">
            <text:p>0,668145</text:p>
          </table:table-cell>
          <table:table-cell office:value-type="float" office:value="0.631979" calcext:value-type="float">
            <text:p>0,631979</text:p>
          </table:table-cell>
          <table:table-cell office:value-type="float" office:value="0.692417666666667" calcext:value-type="float">
            <text:p>0,692417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78008" calcext:value-type="float">
            <text:p>0,878008</text:p>
          </table:table-cell>
          <table:table-cell office:value-type="float" office:value="0.758997" calcext:value-type="float">
            <text:p>0,758997</text:p>
          </table:table-cell>
          <table:table-cell office:value-type="float" office:value="0.812427" calcext:value-type="float">
            <text:p>0,8124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042" calcext:value-type="float">
            <text:p>0,87042</text:p>
          </table:table-cell>
          <table:table-cell office:value-type="float" office:value="0.746521" calcext:value-type="float">
            <text:p>0,746521</text:p>
          </table:table-cell>
          <table:table-cell office:value-type="float" office:value="0.798801" calcext:value-type="float">
            <text:p>0,7988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37" calcext:value-type="float">
            <text:p>0,8637</text:p>
          </table:table-cell>
          <table:table-cell office:value-type="float" office:value="0.71565" calcext:value-type="float">
            <text:p>0,71565</text:p>
          </table:table-cell>
          <table:table-cell office:value-type="float" office:value="0.820568" calcext:value-type="float">
            <text:p>0,820568</text:p>
          </table:table-cell>
          <table:table-cell/>
          <table:table-cell table:formula="of:=AVERAGE([.L17];[.G17];[.B17])" office:value-type="float" office:value="0.870709333333334" calcext:value-type="float">
            <text:p>0,8707093333</text:p>
          </table:table-cell>
          <table:table-cell table:formula="of:=AVERAGE([.M17];[.H17];[.C17])" office:value-type="float" office:value="0.740389333333333" calcext:value-type="float">
            <text:p>0,7403893333</text:p>
          </table:table-cell>
          <table:table-cell table:formula="of:=AVERAGE([.N17];[.I17];[.D17])" office:value-type="float" office:value="0.810598666666667" calcext:value-type="float">
            <text:p>0,810598666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829338" calcext:value-type="float">
            <text:p>0,829338</text:p>
          </table:table-cell>
          <table:table-cell office:value-type="float" office:value="0.687072666666667" calcext:value-type="float">
            <text:p>0,6870726667</text:p>
          </table:table-cell>
          <table:table-cell office:value-type="float" office:value="0.733071" calcext:value-type="float">
            <text:p>0,733071</text:p>
          </table:table-cell>
          <table:table-cell/>
          <table:table-cell office:value-type="float" office:value="0.728602" calcext:value-type="float">
            <text:p>0,728602</text:p>
          </table:table-cell>
          <table:table-cell office:value-type="float" office:value="0.687072666666667" calcext:value-type="float">
            <text:p>0,6870726667</text:p>
          </table:table-cell>
          <table:table-cell office:value-type="float" office:value="0.733071" calcext:value-type="float">
            <text:p>0,7330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1653" calcext:value-type="float">
            <text:p>0,91653</text:p>
          </table:table-cell>
          <table:table-cell office:value-type="float" office:value="0.823604" calcext:value-type="float">
            <text:p>0,823604</text:p>
          </table:table-cell>
          <table:table-cell office:value-type="float" office:value="0.847956" calcext:value-type="float">
            <text:p>0,8479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722" calcext:value-type="float">
            <text:p>0,83722</text:p>
          </table:table-cell>
          <table:table-cell office:value-type="float" office:value="0.801071" calcext:value-type="float">
            <text:p>0,801071</text:p>
          </table:table-cell>
          <table:table-cell office:value-type="float" office:value="0.859841" calcext:value-type="float">
            <text:p>0,8598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1163" calcext:value-type="float">
            <text:p>0,91163</text:p>
          </table:table-cell>
          <table:table-cell office:value-type="float" office:value="0.806928" calcext:value-type="float">
            <text:p>0,806928</text:p>
          </table:table-cell>
          <table:table-cell office:value-type="float" office:value="0.872493" calcext:value-type="float">
            <text:p>0,872493</text:p>
          </table:table-cell>
          <table:table-cell/>
          <table:table-cell table:formula="of:=AVERAGE([.L18];[.G18];[.B18])" office:value-type="float" office:value="0.88846" calcext:value-type="float">
            <text:p>0,88846</text:p>
          </table:table-cell>
          <table:table-cell table:formula="of:=AVERAGE([.M18];[.H18];[.C18])" office:value-type="float" office:value="0.810534333333333" calcext:value-type="float">
            <text:p>0,8105343333</text:p>
          </table:table-cell>
          <table:table-cell table:formula="of:=AVERAGE([.N18];[.I18];[.D18])" office:value-type="float" office:value="0.860096666666667" calcext:value-type="float">
            <text:p>0,8600966667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774082" calcext:value-type="float">
            <text:p>0,774082</text:p>
          </table:table-cell>
          <table:table-cell office:value-type="float" office:value="0.707081" calcext:value-type="float">
            <text:p>0,707081</text:p>
          </table:table-cell>
          <table:table-cell office:value-type="float" office:value="0.721958666666667" calcext:value-type="float">
            <text:p>0,7219586667</text:p>
          </table:table-cell>
          <table:table-cell/>
          <table:table-cell office:value-type="float" office:value="0.723636" calcext:value-type="float">
            <text:p>0,723636</text:p>
          </table:table-cell>
          <table:table-cell office:value-type="float" office:value="0.707081" calcext:value-type="float">
            <text:p>0,707081</text:p>
          </table:table-cell>
          <table:table-cell office:value-type="float" office:value="0.721958666666667" calcext:value-type="float">
            <text:p>0,721958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3125" calcext:value-type="float">
            <text:p>0,793125</text:p>
          </table:table-cell>
          <table:table-cell office:value-type="float" office:value="0.717592" calcext:value-type="float">
            <text:p>0,717592</text:p>
          </table:table-cell>
          <table:table-cell office:value-type="float" office:value="0.716945" calcext:value-type="float">
            <text:p>0,7169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62835" calcext:value-type="float">
            <text:p>0,762835</text:p>
          </table:table-cell>
          <table:table-cell office:value-type="float" office:value="0.726787" calcext:value-type="float">
            <text:p>0,726787</text:p>
          </table:table-cell>
          <table:table-cell office:value-type="float" office:value="0.749044" calcext:value-type="float">
            <text:p>0,7490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71258" calcext:value-type="float">
            <text:p>0,771258</text:p>
          </table:table-cell>
          <table:table-cell office:value-type="float" office:value="0.679459" calcext:value-type="float">
            <text:p>0,679459</text:p>
          </table:table-cell>
          <table:table-cell office:value-type="float" office:value="0.738345" calcext:value-type="float">
            <text:p>0,738345</text:p>
          </table:table-cell>
          <table:table-cell/>
          <table:table-cell table:formula="of:=AVERAGE([.L19];[.G19];[.B19])" office:value-type="float" office:value="0.775739333333333" calcext:value-type="float">
            <text:p>0,7757393333</text:p>
          </table:table-cell>
          <table:table-cell table:formula="of:=AVERAGE([.M19];[.H19];[.C19])" office:value-type="float" office:value="0.707946" calcext:value-type="float">
            <text:p>0,707946</text:p>
          </table:table-cell>
          <table:table-cell table:formula="of:=AVERAGE([.N19];[.I19];[.D19])" office:value-type="float" office:value="0.734778" calcext:value-type="float">
            <text:p>0,734778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0.775739333333333" calcext:value-type="float">
            <text:p>0,7757393333</text:p>
          </table:table-cell>
          <table:table-cell office:value-type="float" office:value="0.707946" calcext:value-type="float">
            <text:p>0,707946</text:p>
          </table:table-cell>
          <table:table-cell office:value-type="float" office:value="0.734778" calcext:value-type="float">
            <text:p>0,734778</text:p>
          </table:table-cell>
          <table:table-cell/>
          <table:table-cell office:value-type="float" office:value="0.720934" calcext:value-type="float">
            <text:p>0,720934</text:p>
          </table:table-cell>
          <table:table-cell office:value-type="float" office:value="0.707946" calcext:value-type="float">
            <text:p>0,707946</text:p>
          </table:table-cell>
          <table:table-cell office:value-type="float" office:value="0.734778" calcext:value-type="float">
            <text:p>0,7347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18313" calcext:value-type="float">
            <text:p>0,818313</text:p>
          </table:table-cell>
          <table:table-cell office:value-type="float" office:value="0.735695" calcext:value-type="float">
            <text:p>0,735695</text:p>
          </table:table-cell>
          <table:table-cell office:value-type="float" office:value="0.749918" calcext:value-type="float">
            <text:p>0,7499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00044" calcext:value-type="float">
            <text:p>0,800044</text:p>
          </table:table-cell>
          <table:table-cell office:value-type="float" office:value="0.740862" calcext:value-type="float">
            <text:p>0,740862</text:p>
          </table:table-cell>
          <table:table-cell office:value-type="float" office:value="0.747789" calcext:value-type="float">
            <text:p>0,7477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17151" calcext:value-type="float">
            <text:p>0,817151</text:p>
          </table:table-cell>
          <table:table-cell office:value-type="float" office:value="0.75138" calcext:value-type="float">
            <text:p>0,75138</text:p>
          </table:table-cell>
          <table:table-cell office:value-type="float" office:value="0.746213" calcext:value-type="float">
            <text:p>0,746213</text:p>
          </table:table-cell>
          <table:table-cell/>
          <table:table-cell table:formula="of:=AVERAGE([.L20];[.G20];[.B20])" office:value-type="float" office:value="0.811836" calcext:value-type="float">
            <text:p>0,811836</text:p>
          </table:table-cell>
          <table:table-cell table:formula="of:=AVERAGE([.M20];[.H20];[.C20])" office:value-type="float" office:value="0.742645666666667" calcext:value-type="float">
            <text:p>0,7426456667</text:p>
          </table:table-cell>
          <table:table-cell table:formula="of:=AVERAGE([.N20];[.I20];[.D20])" office:value-type="float" office:value="0.747973333333333" calcext:value-type="float">
            <text:p>0,7479733333</text:p>
          </table:table-cell>
          <table:table-cell/>
          <table:table-cell office:value-type="float" office:value="1478" calcext:value-type="float">
            <text:p>1478</text:p>
          </table:table-cell>
          <table:table-cell office:value-type="float" office:value="0.759559" calcext:value-type="float">
            <text:p>0,759559</text:p>
          </table:table-cell>
          <table:table-cell office:value-type="float" office:value="0.739516666666667" calcext:value-type="float">
            <text:p>0,7395166667</text:p>
          </table:table-cell>
          <table:table-cell office:value-type="float" office:value="0.740711666666667" calcext:value-type="float">
            <text:p>0,7407116667</text:p>
          </table:table-cell>
          <table:table-cell/>
          <table:table-cell office:value-type="float" office:value="0.691057" calcext:value-type="float">
            <text:p>0,691057</text:p>
          </table:table-cell>
          <table:table-cell office:value-type="float" office:value="0.739516666666667" calcext:value-type="float">
            <text:p>0,7395166667</text:p>
          </table:table-cell>
          <table:table-cell office:value-type="float" office:value="0.740711666666667" calcext:value-type="float">
            <text:p>0,7407116667</text:p>
          </table:table-cell>
        </table:table-row>
        <table:table-row table:style-name="ro1">
          <table:table-cell office:value-type="string" calcext:value-type="string">
            <text:p>log-m3brl2-60-1500-0-training.log.mean</text:p>
          </table:table-cell>
          <table:table-cell table:number-columns-repeated="4"/>
          <table:table-cell office:value-type="string" calcext:value-type="string">
            <text:p>log-m3brl2-60-1500-1-training.log.mean</text:p>
          </table:table-cell>
          <table:table-cell table:number-columns-repeated="4"/>
          <table:table-cell office:value-type="string" calcext:value-type="string">
            <text:p>log-m3brl2-60-1500-2-training.log.mean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68667" calcext:value-type="float">
            <text:p>0,868667</text:p>
          </table:table-cell>
          <table:table-cell office:value-type="float" office:value="0.748452" calcext:value-type="float">
            <text:p>0,748452</text:p>
          </table:table-cell>
          <table:table-cell office:value-type="float" office:value="0.83276" calcext:value-type="float">
            <text:p>0,832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74603" calcext:value-type="float">
            <text:p>0,874603</text:p>
          </table:table-cell>
          <table:table-cell office:value-type="float" office:value="0.732116" calcext:value-type="float">
            <text:p>0,732116</text:p>
          </table:table-cell>
          <table:table-cell office:value-type="float" office:value="0.818468" calcext:value-type="float">
            <text:p>0,818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89688" calcext:value-type="float">
            <text:p>0,889688</text:p>
          </table:table-cell>
          <table:table-cell office:value-type="float" office:value="0.755423" calcext:value-type="float">
            <text:p>0,755423</text:p>
          </table:table-cell>
          <table:table-cell office:value-type="float" office:value="0.816132" calcext:value-type="float">
            <text:p>0,816132</text:p>
          </table:table-cell>
          <table:table-cell/>
          <table:table-cell table:formula="of:=AVERAGE([.L22];[.G22];[.B22])" office:value-type="float" office:value="0.877652666666667" calcext:value-type="float">
            <text:p>0,8776526667</text:p>
          </table:table-cell>
          <table:table-cell table:formula="of:=AVERAGE([.M22];[.H22];[.C22])" office:value-type="float" office:value="0.745330333333333" calcext:value-type="float">
            <text:p>0,7453303333</text:p>
          </table:table-cell>
          <table:table-cell table:formula="of:=AVERAGE([.N22];[.I22];[.D22])" office:value-type="float" office:value="0.822453333333333" calcext:value-type="float">
            <text:p>0,8224533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Transfer Learning Fix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2076" calcext:value-type="float">
            <text:p>0,882076</text:p>
          </table:table-cell>
          <table:table-cell office:value-type="float" office:value="0.85352" calcext:value-type="float">
            <text:p>0,85352</text:p>
          </table:table-cell>
          <table:table-cell office:value-type="float" office:value="0.836147" calcext:value-type="float">
            <text:p>0,8361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12941" calcext:value-type="float">
            <text:p>0,912941</text:p>
          </table:table-cell>
          <table:table-cell office:value-type="float" office:value="0.835721" calcext:value-type="float">
            <text:p>0,835721</text:p>
          </table:table-cell>
          <table:table-cell office:value-type="float" office:value="0.851598" calcext:value-type="float">
            <text:p>0,8515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08821" calcext:value-type="float">
            <text:p>0,908821</text:p>
          </table:table-cell>
          <table:table-cell office:value-type="float" office:value="0.822792" calcext:value-type="float">
            <text:p>0,822792</text:p>
          </table:table-cell>
          <table:table-cell office:value-type="float" office:value="0.846274" calcext:value-type="float">
            <text:p>0,846274</text:p>
          </table:table-cell>
          <table:table-cell/>
          <table:table-cell table:formula="of:=AVERAGE([.L23];[.G23];[.B23])" office:value-type="float" office:value="0.901279333333333" calcext:value-type="float">
            <text:p>0,9012793333</text:p>
          </table:table-cell>
          <table:table-cell table:formula="of:=AVERAGE([.M23];[.H23];[.C23])" office:value-type="float" office:value="0.837344333333333" calcext:value-type="float">
            <text:p>0,8373443333</text:p>
          </table:table-cell>
          <table:table-cell table:formula="of:=AVERAGE([.N23];[.I23];[.D23])" office:value-type="float" office:value="0.844673" calcext:value-type="float">
            <text:p>0,844673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0.842916" calcext:value-type="float">
            <text:p>0,842916</text:p>
          </table:table-cell>
          <table:table-cell office:value-type="float" office:value="0.651928666666667" calcext:value-type="float">
            <text:p>0,6519286667</text:p>
          </table:table-cell>
          <table:table-cell office:value-type="float" office:value="0.712651666666667" calcext:value-type="float">
            <text:p>0,7126516667</text:p>
          </table:table-cell>
          <table:table-cell/>
          <table:table-cell office:value-type="float" office:value="0.705657" calcext:value-type="float">
            <text:p>0,705657</text:p>
          </table:table-cell>
          <table:table-cell office:value-type="float" office:value="0.651928666666667" calcext:value-type="float">
            <text:p>0,6519286667</text:p>
          </table:table-cell>
          <table:table-cell office:value-type="float" office:value="0.712651666666667" calcext:value-type="float">
            <text:p>0,712651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7691" calcext:value-type="float">
            <text:p>0,77691</text:p>
          </table:table-cell>
          <table:table-cell office:value-type="float" office:value="0.732387" calcext:value-type="float">
            <text:p>0,732387</text:p>
          </table:table-cell>
          <table:table-cell office:value-type="float" office:value="0.74701" calcext:value-type="float">
            <text:p>0,747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8131" calcext:value-type="float">
            <text:p>0,758131</text:p>
          </table:table-cell>
          <table:table-cell office:value-type="float" office:value="0.746838" calcext:value-type="float">
            <text:p>0,746838</text:p>
          </table:table-cell>
          <table:table-cell office:value-type="float" office:value="0.739305" calcext:value-type="float">
            <text:p>0,7393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43636" calcext:value-type="float">
            <text:p>0,743636</text:p>
          </table:table-cell>
          <table:table-cell office:value-type="float" office:value="0.739325" calcext:value-type="float">
            <text:p>0,739325</text:p>
          </table:table-cell>
          <table:table-cell office:value-type="float" office:value="0.73582" calcext:value-type="float">
            <text:p>0,73582</text:p>
          </table:table-cell>
          <table:table-cell/>
          <table:table-cell table:formula="of:=AVERAGE([.L24];[.G24];[.B24])" office:value-type="float" office:value="0.759559" calcext:value-type="float">
            <text:p>0,759559</text:p>
          </table:table-cell>
          <table:table-cell table:formula="of:=AVERAGE([.M24];[.H24];[.C24])" office:value-type="float" office:value="0.739516666666667" calcext:value-type="float">
            <text:p>0,7395166667</text:p>
          </table:table-cell>
          <table:table-cell table:formula="of:=AVERAGE([.N24];[.I24];[.D24])" office:value-type="float" office:value="0.740711666666667" calcext:value-type="float">
            <text:p>0,7407116667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0.82118" calcext:value-type="float">
            <text:p>0,82118</text:p>
          </table:table-cell>
          <table:table-cell office:value-type="float" office:value="0.762807" calcext:value-type="float">
            <text:p>0,762807</text:p>
          </table:table-cell>
          <table:table-cell office:value-type="float" office:value="0.725532333333333" calcext:value-type="float">
            <text:p>0,7255323333</text:p>
          </table:table-cell>
          <table:table-cell/>
          <table:table-cell office:value-type="float" office:value="0.732486" calcext:value-type="float">
            <text:p>0,732486</text:p>
          </table:table-cell>
          <table:table-cell office:value-type="float" office:value="0.762807" calcext:value-type="float">
            <text:p>0,762807</text:p>
          </table:table-cell>
          <table:table-cell office:value-type="float" office:value="0.725532333333333" calcext:value-type="float">
            <text:p>0,725532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88519" calcext:value-type="float">
            <text:p>0,788519</text:p>
          </table:table-cell>
          <table:table-cell office:value-type="float" office:value="0.739443" calcext:value-type="float">
            <text:p>0,739443</text:p>
          </table:table-cell>
          <table:table-cell office:value-type="float" office:value="0.755907" calcext:value-type="float">
            <text:p>0,7559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88861" calcext:value-type="float">
            <text:p>0,788861</text:p>
          </table:table-cell>
          <table:table-cell office:value-type="float" office:value="0.742289" calcext:value-type="float">
            <text:p>0,742289</text:p>
          </table:table-cell>
          <table:table-cell office:value-type="float" office:value="0.755231" calcext:value-type="float">
            <text:p>0,7552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80782" calcext:value-type="float">
            <text:p>0,780782</text:p>
          </table:table-cell>
          <table:table-cell office:value-type="float" office:value="0.739019" calcext:value-type="float">
            <text:p>0,739019</text:p>
          </table:table-cell>
          <table:table-cell office:value-type="float" office:value="0.754073" calcext:value-type="float">
            <text:p>0,754073</text:p>
          </table:table-cell>
          <table:table-cell/>
          <table:table-cell table:formula="of:=AVERAGE([.L25];[.G25];[.B25])" office:value-type="float" office:value="0.786054" calcext:value-type="float">
            <text:p>0,786054</text:p>
          </table:table-cell>
          <table:table-cell table:formula="of:=AVERAGE([.M25];[.H25];[.C25])" office:value-type="float" office:value="0.740250333333333" calcext:value-type="float">
            <text:p>0,7402503333</text:p>
          </table:table-cell>
          <table:table-cell table:formula="of:=AVERAGE([.N25];[.I25];[.D25])" office:value-type="float" office:value="0.755070333333333" calcext:value-type="float">
            <text:p>0,7550703333</text:p>
          </table:table-cell>
          <table:table-cell/>
          <table:table-cell office:value-type="float" office:value="874" calcext:value-type="float">
            <text:p>874</text:p>
          </table:table-cell>
          <table:table-cell office:value-type="float" office:value="0.814347666666667" calcext:value-type="float">
            <text:p>0,8143476667</text:p>
          </table:table-cell>
          <table:table-cell office:value-type="float" office:value="0.754742666666667" calcext:value-type="float">
            <text:p>0,7547426667</text:p>
          </table:table-cell>
          <table:table-cell office:value-type="float" office:value="0.755965" calcext:value-type="float">
            <text:p>0,755965</text:p>
          </table:table-cell>
          <table:table-cell/>
          <table:table-cell office:value-type="float" office:value="0.710548" calcext:value-type="float">
            <text:p>0,710548</text:p>
          </table:table-cell>
          <table:table-cell office:value-type="float" office:value="0.754742666666667" calcext:value-type="float">
            <text:p>0,7547426667</text:p>
          </table:table-cell>
          <table:table-cell office:value-type="float" office:value="0.755965" calcext:value-type="float">
            <text:p>0,755965</text:p>
          </table:table-cell>
        </table:table-row>
        <table:table-row table:style-name="ro1">
          <table:table-cell table:number-columns-repeated="19"/>
          <table:table-cell office:value-type="float" office:value="1068" calcext:value-type="float">
            <text:p>1068</text:p>
          </table:table-cell>
          <table:table-cell office:value-type="float" office:value="0.811836" calcext:value-type="float">
            <text:p>0,811836</text:p>
          </table:table-cell>
          <table:table-cell office:value-type="float" office:value="0.742645666666667" calcext:value-type="float">
            <text:p>0,7426456667</text:p>
          </table:table-cell>
          <table:table-cell office:value-type="float" office:value="0.747973333333333" calcext:value-type="float">
            <text:p>0,7479733333</text:p>
          </table:table-cell>
          <table:table-cell/>
          <table:table-cell office:value-type="float" office:value="0.682541" calcext:value-type="float">
            <text:p>0,682541</text:p>
          </table:table-cell>
          <table:table-cell office:value-type="float" office:value="0.742645666666667" calcext:value-type="float">
            <text:p>0,7426456667</text:p>
          </table:table-cell>
          <table:table-cell office:value-type="float" office:value="0.747973333333333" calcext:value-type="float">
            <text:p>0,7479733333</text:p>
          </table:table-cell>
        </table:table-row>
        <table:table-row table:style-name="ro1">
          <table:table-cell table:number-columns-repeated="19"/>
          <table:table-cell office:value-type="float" office:value="1068" calcext:value-type="float">
            <text:p>1068</text:p>
          </table:table-cell>
          <table:table-cell office:value-type="float" office:value="0.786054" calcext:value-type="float">
            <text:p>0,786054</text:p>
          </table:table-cell>
          <table:table-cell office:value-type="float" office:value="0.740250333333333" calcext:value-type="float">
            <text:p>0,7402503333</text:p>
          </table:table-cell>
          <table:table-cell office:value-type="float" office:value="0.755070333333333" calcext:value-type="float">
            <text:p>0,7550703333</text:p>
          </table:table-cell>
          <table:table-cell/>
          <table:table-cell office:value-type="float" office:value="0.717353" calcext:value-type="float">
            <text:p>0,717353</text:p>
          </table:table-cell>
          <table:table-cell office:value-type="float" office:value="0.740250333333333" calcext:value-type="float">
            <text:p>0,7402503333</text:p>
          </table:table-cell>
          <table:table-cell office:value-type="float" office:value="0.755070333333333" calcext:value-type="float">
            <text:p>0,755070333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19"/>
          <table:table-cell office:value-type="string" calcext:value-type="string">
            <text:p>AVG</text:p>
          </table:table-cell>
          <table:table-cell office:value-type="string" calcext:value-type="string">
            <text:p>Transfer Learning</text:p>
          </table:table-cell>
          <table:table-cell office:value-type="string" calcext:value-type="string">
            <text:p>Focused</text:p>
          </table:table-cell>
          <table:table-cell office:value-type="string" calcext:value-type="string">
            <text:p>Mixed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288" calcext:value-type="float">
            <text:p>288</text:p>
          </table:table-cell>
          <table:table-cell table:formula="of:=AVERAGE([.P2:.P5])" office:value-type="float" office:value="0.858637333333333" calcext:value-type="float">
            <text:p>0,8586373333</text:p>
          </table:table-cell>
          <table:table-cell table:formula="of:=AVERAGE([.Q2:.Q5])" office:value-type="float" office:value="0.665638166666666" calcext:value-type="float">
            <text:p>0,6656381667</text:p>
          </table:table-cell>
          <table:table-cell table:formula="of:=AVERAGE([.R2:.R5])" office:value-type="float" office:value="0.752877083333333" calcext:value-type="float">
            <text:p>0,752877083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575" calcext:value-type="float">
            <text:p>575</text:p>
          </table:table-cell>
          <table:table-cell table:formula="of:=AVERAGE([.P7:.P10])" office:value-type="float" office:value="0.854624" calcext:value-type="float">
            <text:p>0,854624</text:p>
          </table:table-cell>
          <table:table-cell table:formula="of:=AVERAGE([.Q7:.Q10])" office:value-type="float" office:value="0.745851166666667" calcext:value-type="float">
            <text:p>0,7458511667</text:p>
          </table:table-cell>
          <table:table-cell table:formula="of:=AVERAGE([.R7:.R10])" office:value-type="float" office:value="0.784461083333333" calcext:value-type="float">
            <text:p>0,784461083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874" calcext:value-type="float">
            <text:p>874</text:p>
          </table:table-cell>
          <table:table-cell table:formula="of:=AVERAGE([.P12:.P15])" office:value-type="float" office:value="0.841686416666667" calcext:value-type="float">
            <text:p>0,8416864167</text:p>
          </table:table-cell>
          <table:table-cell table:formula="of:=AVERAGE([.Q12:.Q15])" office:value-type="float" office:value="0.754821166666667" calcext:value-type="float">
            <text:p>0,7548211667</text:p>
          </table:table-cell>
          <table:table-cell table:formula="of:=AVERAGE([.R12:.R15])" office:value-type="float" office:value="0.784259583333333" calcext:value-type="float">
            <text:p>0,7842595833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1068" calcext:value-type="float">
            <text:p>1068</text:p>
          </table:table-cell>
          <table:table-cell table:formula="of:=AVERAGE([.P17:.P20])" office:value-type="float" office:value="0.836686166666667" calcext:value-type="float">
            <text:p>0,8366861667</text:p>
          </table:table-cell>
          <table:table-cell table:formula="of:=AVERAGE([.Q17:.Q20])" office:value-type="float" office:value="0.750378833333333" calcext:value-type="float">
            <text:p>0,7503788333</text:p>
          </table:table-cell>
          <table:table-cell table:formula="of:=AVERAGE([.R17:.R20])" office:value-type="float" office:value="0.788361666666667" calcext:value-type="float">
            <text:p>0,7883616667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1478" calcext:value-type="float">
            <text:p>1478</text:p>
          </table:table-cell>
          <table:table-cell table:formula="of:=AVERAGE([.P22:.P25])" office:value-type="float" office:value="0.83113625" calcext:value-type="float">
            <text:p>0,83113625</text:p>
          </table:table-cell>
          <table:table-cell table:formula="of:=AVERAGE([.Q22:.Q25])" office:value-type="float" office:value="0.765610416666667" calcext:value-type="float">
            <text:p>0,7656104167</text:p>
          </table:table-cell>
          <table:table-cell table:formula="of:=AVERAGE([.R22:.R25])" office:value-type="float" office:value="0.790727083333333" calcext:value-type="float">
            <text:p>0,79072708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5">00/00/0000</text:date>, <text:time style:data-style-name="N2" text:time-value="19:34:05.7215914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5T19:41:01.509928240</dc:date>
    <meta:editing-duration>PT43M49S</meta:editing-duration>
    <meta:editing-cycles>13</meta:editing-cycles>
    <meta:generator>LibreOffice/5.1.6.2$Linux_X86_64 LibreOffice_project/10m0$Build-2</meta:generator>
    <meta:document-statistic meta:table-count="2" meta:cell-count="603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AUC by Sample of Patients</text:p>
        </chart:title>
        <chart:subtitle svg:x="6.726cm" svg:y="1.275cm" chart:style-name="ch3">
          <text:p>Coronary ICU</text:p>
        </chart:subtitle>
        <chart:legend chart:legend-position="end" svg:x="12.01cm" svg:y="3.703cm" style:legend-expansion="high" chart:style-name="ch4"/>
        <chart:plot-area chart:style-name="ch5" table:cell-range-address="'old - ignorar'.T1:'old - ignorar'.W6" chart:data-source-has-labels="both" svg:x="1.331cm" svg:y="2.138cm" svg:width="10.359cm" svg:height="5.701cm">
          <chartooo:coordinate-region svg:x="2.058cm" svg:y="2.337cm" svg:width="9.352cm" svg:height="4.855cm"/>
          <chart:axis chart:dimension="x" chart:name="primary-x" chart:style-name="ch6" chartooo:axis-type="auto">
            <chartooo:date-scale/>
            <chart:title svg:x="5.54cm" svg:y="8.019cm" chart:style-name="ch7">
              <text:p>Sample Size</text:p>
            </chart:title>
            <chart:categories table:cell-range-address="'old - ignorar'.T2:'old - ignorar'.T6"/>
          </chart:axis>
          <chart:axis chart:dimension="y" chart:name="primary-y" chart:style-name="ch6">
            <chart:title svg:x="0.451cm" svg:y="5.389cm" chart:style-name="ch8">
              <text:p>AUC</text:p>
            </chart:title>
            <chart:grid chart:style-name="ch9" chart:class="major"/>
          </chart:axis>
          <chart:series chart:style-name="ch10" chart:values-cell-range-address="'old - ignorar'.U2:'old - ignorar'.U6" chart:label-cell-address="'old - ignorar'.U1:'old - ignorar'.U1" chart:class="chart:line">
            <chart:data-point chart:repeated="5"/>
          </chart:series>
          <chart:series chart:style-name="ch11" chart:values-cell-range-address="'old - ignorar'.V2:'old - ignorar'.V6" chart:label-cell-address="'old - ignorar'.V1:'old - ignorar'.V1" chart:class="chart:line">
            <chart:data-point chart:repeated="5"/>
          </chart:series>
          <chart:series chart:style-name="ch12" chart:values-cell-range-address="'old - ignorar'.W2:'old - ignorar'.W6" chart:label-cell-address="'old - ignorar'.W1:'old - ignorar'.W1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'old - ignorar'.U1:'old - ignorar'.U1</svg:desc>
                </draw:g>
              </table:table-cell>
              <table:table-cell office:value-type="string">
                <text:p>Focused</text:p>
                <draw:g>
                  <svg:desc>'old - ignorar'.V1:'old - ignorar'.V1</svg:desc>
                </draw:g>
              </table:table-cell>
              <table:table-cell office:value-type="string">
                <text:p>Mixed</text:p>
                <draw:g>
                  <svg:desc>'old - ignorar'.W1:'old - ignorar'.W1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'old - ignorar'.T2:'old - ignorar'.T6</svg:desc>
                </draw:g>
              </table:table-cell>
              <table:table-cell office:value-type="float" office:value="0.849071">
                <text:p>0.849071</text:p>
                <draw:g>
                  <svg:desc>'old - ignorar'.U2:'old - ignorar'.U6</svg:desc>
                </draw:g>
              </table:table-cell>
              <table:table-cell office:value-type="float" office:value="0.631731333333333">
                <text:p>0.631731333333333</text:p>
                <draw:g>
                  <svg:desc>'old - ignorar'.V2:'old - ignorar'.V6</svg:desc>
                </draw:g>
              </table:table-cell>
              <table:table-cell office:value-type="float" office:value="0.770636333333333">
                <text:p>0.770636333333333</text:p>
                <draw:g>
                  <svg:desc>'old - ignorar'.W2:'old - ignorar'.W6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84950333333333">
                <text:p>0.884950333333333</text:p>
              </table:table-cell>
              <table:table-cell office:value-type="float" office:value="0.749886">
                <text:p>0.749886</text:p>
              </table:table-cell>
              <table:table-cell office:value-type="float" office:value="0.811105666666667">
                <text:p>0.81110566666666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79880666666667">
                <text:p>0.879880666666667</text:p>
              </table:table-cell>
              <table:table-cell office:value-type="float" office:value="0.746587">
                <text:p>0.746587</text:p>
              </table:table-cell>
              <table:table-cell office:value-type="float" office:value="0.804286">
                <text:p>0.80428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70709333333334">
                <text:p>0.870709333333334</text:p>
              </table:table-cell>
              <table:table-cell office:value-type="float" office:value="0.740389333333333">
                <text:p>0.740389333333333</text:p>
              </table:table-cell>
              <table:table-cell office:value-type="float" office:value="0.810598666666667">
                <text:p>0.81059866666666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77652666666667">
                <text:p>0.877652666666667</text:p>
              </table:table-cell>
              <table:table-cell office:value-type="float" office:value="0.745330333333333">
                <text:p>0.745330333333333</text:p>
              </table:table-cell>
              <table:table-cell office:value-type="float" office:value="0.822453333333333">
                <text:p>0.82245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AUC by Sample of Patients</text:p>
        </chart:title>
        <chart:subtitle svg:x="6.858cm" svg:y="1.275cm" chart:style-name="ch3">
          <text:p>Cardiac ICU</text:p>
        </chart:subtitle>
        <chart:legend chart:legend-position="end" svg:x="12.01cm" svg:y="3.703cm" style:legend-expansion="high" chart:style-name="ch4"/>
        <chart:plot-area chart:style-name="ch5" table:cell-range-address="'old - ignorar'.T8:'old - ignorar'.W13" chart:data-source-has-labels="both" svg:x="1.331cm" svg:y="2.138cm" svg:width="10.359cm" svg:height="5.701cm">
          <chartooo:coordinate-region svg:x="2.058cm" svg:y="2.337cm" svg:width="9.352cm" svg:height="4.855cm"/>
          <chart:axis chart:dimension="x" chart:name="primary-x" chart:style-name="ch6" chartooo:axis-type="auto">
            <chartooo:date-scale/>
            <chart:title svg:x="5.54cm" svg:y="8.019cm" chart:style-name="ch7">
              <text:p>Sample Size</text:p>
            </chart:title>
            <chart:categories table:cell-range-address="'old - ignorar'.T9:'old - ignorar'.T13"/>
          </chart:axis>
          <chart:axis chart:dimension="y" chart:name="primary-y" chart:style-name="ch6">
            <chart:title svg:x="0.451cm" svg:y="5.389cm" chart:style-name="ch8">
              <text:p>AUC</text:p>
            </chart:title>
            <chart:grid chart:style-name="ch9" chart:class="major"/>
          </chart:axis>
          <chart:series chart:style-name="ch10" chart:values-cell-range-address="'old - ignorar'.U9:'old - ignorar'.U13" chart:label-cell-address="'old - ignorar'.U8:'old - ignorar'.U8" chart:class="chart:line">
            <chart:data-point chart:repeated="5"/>
          </chart:series>
          <chart:series chart:style-name="ch11" chart:values-cell-range-address="'old - ignorar'.V9:'old - ignorar'.V13" chart:label-cell-address="'old - ignorar'.V8:'old - ignorar'.V8" chart:class="chart:line">
            <chart:data-point chart:repeated="5"/>
          </chart:series>
          <chart:series chart:style-name="ch12" chart:values-cell-range-address="'old - ignorar'.W9:'old - ignorar'.W13" chart:label-cell-address="'old - ignorar'.W8:'old - ignorar'.W8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'old - ignorar'.U8:'old - ignorar'.U8</svg:desc>
                </draw:g>
              </table:table-cell>
              <table:table-cell office:value-type="string">
                <text:p>Focused</text:p>
                <draw:g>
                  <svg:desc>'old - ignorar'.V8:'old - ignorar'.V8</svg:desc>
                </draw:g>
              </table:table-cell>
              <table:table-cell office:value-type="string">
                <text:p>Mixed</text:p>
                <draw:g>
                  <svg:desc>'old - ignorar'.W8:'old - ignorar'.W8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'old - ignorar'.T9:'old - ignorar'.T13</svg:desc>
                </draw:g>
              </table:table-cell>
              <table:table-cell office:value-type="float" office:value="0.904702666666667">
                <text:p>0.904702666666667</text:p>
                <draw:g>
                  <svg:desc>'old - ignorar'.U9:'old - ignorar'.U13</svg:desc>
                </draw:g>
              </table:table-cell>
              <table:table-cell office:value-type="float" office:value="0.746913666666667">
                <text:p>0.746913666666667</text:p>
                <draw:g>
                  <svg:desc>'old - ignorar'.V9:'old - ignorar'.V13</svg:desc>
                </draw:g>
              </table:table-cell>
              <table:table-cell office:value-type="float" office:value="0.835802666666667">
                <text:p>0.835802666666667</text:p>
                <draw:g>
                  <svg:desc>'old - ignorar'.W9:'old - ignorar'.W13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83027666666667">
                <text:p>0.883027666666667</text:p>
              </table:table-cell>
              <table:table-cell office:value-type="float" office:value="0.783639">
                <text:p>0.783639</text:p>
              </table:table-cell>
              <table:table-cell office:value-type="float" office:value="0.868135333333333">
                <text:p>0.86813533333333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98435333333333">
                <text:p>0.898435333333333</text:p>
              </table:table-cell>
              <table:table-cell office:value-type="float" office:value="0.810874">
                <text:p>0.810874</text:p>
              </table:table-cell>
              <table:table-cell office:value-type="float" office:value="0.854828666666667">
                <text:p>0.854828666666667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8846">
                <text:p>0.88846</text:p>
              </table:table-cell>
              <table:table-cell office:value-type="float" office:value="0.810534333333333">
                <text:p>0.810534333333333</text:p>
              </table:table-cell>
              <table:table-cell office:value-type="float" office:value="0.860096666666667">
                <text:p>0.860096666666667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901279333333333">
                <text:p>0.901279333333333</text:p>
              </table:table-cell>
              <table:table-cell office:value-type="float" office:value="0.837344333333333">
                <text:p>0.837344333333333</text:p>
              </table:table-cell>
              <table:table-cell office:value-type="float" office:value="0.844673">
                <text:p>0.844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AUC by Sample of Patients</text:p>
        </chart:title>
        <chart:subtitle svg:x="6.858cm" svg:y="1.275cm" chart:style-name="ch3">
          <text:p>Medical ICU</text:p>
        </chart:subtitle>
        <chart:legend chart:legend-position="end" svg:x="12.01cm" svg:y="3.703cm" style:legend-expansion="high" chart:style-name="ch4"/>
        <chart:plot-area chart:style-name="ch5" table:cell-range-address="'old - ignorar'.T15:'old - ignorar'.W20" chart:data-source-has-labels="both" svg:x="1.331cm" svg:y="2.138cm" svg:width="10.359cm" svg:height="5.701cm">
          <chartooo:coordinate-region svg:x="2.058cm" svg:y="2.338cm" svg:width="9.26cm" svg:height="4.854cm"/>
          <chart:axis chart:dimension="x" chart:name="primary-x" chart:style-name="ch6" chartooo:axis-type="auto">
            <chartooo:date-scale/>
            <chart:title svg:x="5.54cm" svg:y="8.019cm" chart:style-name="ch7">
              <text:p>Sample Size</text:p>
            </chart:title>
            <chart:categories table:cell-range-address="'old - ignorar'.T16:'old - ignorar'.T20"/>
          </chart:axis>
          <chart:axis chart:dimension="y" chart:name="primary-y" chart:style-name="ch6">
            <chart:title svg:x="0.451cm" svg:y="5.389cm" chart:style-name="ch8">
              <text:p>AUC</text:p>
            </chart:title>
            <chart:grid chart:style-name="ch9" chart:class="major"/>
          </chart:axis>
          <chart:series chart:style-name="ch10" chart:values-cell-range-address="'old - ignorar'.U16:'old - ignorar'.U20" chart:label-cell-address="'old - ignorar'.U15:'old - ignorar'.U15" chart:class="chart:line">
            <chart:data-point chart:repeated="5"/>
          </chart:series>
          <chart:series chart:style-name="ch11" chart:values-cell-range-address="'old - ignorar'.V16:'old - ignorar'.V20" chart:label-cell-address="'old - ignorar'.V15:'old - ignorar'.V15" chart:class="chart:line">
            <chart:data-point chart:repeated="5"/>
          </chart:series>
          <chart:series chart:style-name="ch12" chart:values-cell-range-address="'old - ignorar'.W16:'old - ignorar'.W20" chart:label-cell-address="'old - ignorar'.W15:'old - ignorar'.W15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'old - ignorar'.U15:'old - ignorar'.U15</svg:desc>
                </draw:g>
              </table:table-cell>
              <table:table-cell office:value-type="string">
                <text:p>Focused</text:p>
                <draw:g>
                  <svg:desc>'old - ignorar'.V15:'old - ignorar'.V15</svg:desc>
                </draw:g>
              </table:table-cell>
              <table:table-cell office:value-type="string">
                <text:p>Mixed</text:p>
                <draw:g>
                  <svg:desc>'old - ignorar'.W15:'old - ignorar'.W15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'old - ignorar'.T16:'old - ignorar'.T20</svg:desc>
                </draw:g>
              </table:table-cell>
              <table:table-cell office:value-type="float" office:value="0.837859666666667">
                <text:p>0.837859666666667</text:p>
                <draw:g>
                  <svg:desc>'old - ignorar'.U16:'old - ignorar'.U20</svg:desc>
                </draw:g>
              </table:table-cell>
              <table:table-cell office:value-type="float" office:value="0.631979">
                <text:p>0.631979</text:p>
                <draw:g>
                  <svg:desc>'old - ignorar'.V16:'old - ignorar'.V20</svg:desc>
                </draw:g>
              </table:table-cell>
              <table:table-cell office:value-type="float" office:value="0.692417666666667">
                <text:p>0.692417666666667</text:p>
                <draw:g>
                  <svg:desc>'old - ignorar'.W16:'old - ignorar'.W20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29338">
                <text:p>0.829338</text:p>
              </table:table-cell>
              <table:table-cell office:value-type="float" office:value="0.687072666666667">
                <text:p>0.687072666666667</text:p>
              </table:table-cell>
              <table:table-cell office:value-type="float" office:value="0.733071">
                <text:p>0.733071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774082">
                <text:p>0.774082</text:p>
              </table:table-cell>
              <table:table-cell office:value-type="float" office:value="0.707081">
                <text:p>0.707081</text:p>
              </table:table-cell>
              <table:table-cell office:value-type="float" office:value="0.721958666666667">
                <text:p>0.721958666666667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775739333333333">
                <text:p>0.775739333333333</text:p>
              </table:table-cell>
              <table:table-cell office:value-type="float" office:value="0.707946">
                <text:p>0.707946</text:p>
              </table:table-cell>
              <table:table-cell office:value-type="float" office:value="0.734778">
                <text:p>0.734778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759559">
                <text:p>0.759559</text:p>
              </table:table-cell>
              <table:table-cell office:value-type="float" office:value="0.739516666666667">
                <text:p>0.739516666666667</text:p>
              </table:table-cell>
              <table:table-cell office:value-type="float" office:value="0.740711666666667">
                <text:p>0.740711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AUC by Sample of Patients</text:p>
        </chart:title>
        <chart:subtitle svg:x="6.832cm" svg:y="1.275cm" chart:style-name="ch3">
          <text:p>Surgical ICU</text:p>
        </chart:subtitle>
        <chart:legend chart:legend-position="end" svg:x="12.01cm" svg:y="3.703cm" style:legend-expansion="high" chart:style-name="ch4"/>
        <chart:plot-area chart:style-name="ch5" table:cell-range-address="'old - ignorar'.T22:'old - ignorar'.W27" chart:data-source-has-labels="both" svg:x="1.331cm" svg:y="2.138cm" svg:width="10.359cm" svg:height="5.701cm">
          <chartooo:coordinate-region svg:x="2.058cm" svg:y="2.338cm" svg:width="9.26cm" svg:height="4.854cm"/>
          <chart:axis chart:dimension="x" chart:name="primary-x" chart:style-name="ch6" chartooo:axis-type="auto">
            <chartooo:date-scale/>
            <chart:title svg:x="5.54cm" svg:y="8.019cm" chart:style-name="ch7">
              <text:p>Sample Size</text:p>
            </chart:title>
            <chart:categories table:cell-range-address="'old - ignorar'.T23:'old - ignorar'.T27"/>
          </chart:axis>
          <chart:axis chart:dimension="y" chart:name="primary-y" chart:style-name="ch6">
            <chart:title svg:x="0.451cm" svg:y="5.389cm" chart:style-name="ch8">
              <text:p>AUC</text:p>
            </chart:title>
            <chart:grid chart:style-name="ch9" chart:class="major"/>
          </chart:axis>
          <chart:series chart:style-name="ch10" chart:values-cell-range-address="'old - ignorar'.U23:'old - ignorar'.U27" chart:label-cell-address="'old - ignorar'.U22:'old - ignorar'.U22" chart:class="chart:line">
            <chart:data-point chart:repeated="5"/>
          </chart:series>
          <chart:series chart:style-name="ch11" chart:values-cell-range-address="'old - ignorar'.V23:'old - ignorar'.V27" chart:label-cell-address="'old - ignorar'.V22:'old - ignorar'.V22" chart:class="chart:line">
            <chart:data-point chart:repeated="5"/>
          </chart:series>
          <chart:series chart:style-name="ch12" chart:values-cell-range-address="'old - ignorar'.W23:'old - ignorar'.W27" chart:label-cell-address="'old - ignorar'.W22:'old - ignorar'.W2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'old - ignorar'.U22:'old - ignorar'.U22</svg:desc>
                </draw:g>
              </table:table-cell>
              <table:table-cell office:value-type="string">
                <text:p>Focused</text:p>
                <draw:g>
                  <svg:desc>'old - ignorar'.V22:'old - ignorar'.V22</svg:desc>
                </draw:g>
              </table:table-cell>
              <table:table-cell office:value-type="string">
                <text:p>Mixed</text:p>
                <draw:g>
                  <svg:desc>'old - ignorar'.W22:'old - ignorar'.W22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'old - ignorar'.T23:'old - ignorar'.T27</svg:desc>
                </draw:g>
              </table:table-cell>
              <table:table-cell office:value-type="float" office:value="0.842916">
                <text:p>0.842916</text:p>
                <draw:g>
                  <svg:desc>'old - ignorar'.U23:'old - ignorar'.U27</svg:desc>
                </draw:g>
              </table:table-cell>
              <table:table-cell office:value-type="float" office:value="0.651928666666667">
                <text:p>0.651928666666667</text:p>
                <draw:g>
                  <svg:desc>'old - ignorar'.V23:'old - ignorar'.V27</svg:desc>
                </draw:g>
              </table:table-cell>
              <table:table-cell office:value-type="float" office:value="0.712651666666667">
                <text:p>0.712651666666667</text:p>
                <draw:g>
                  <svg:desc>'old - ignorar'.W23:'old - ignorar'.W27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2118">
                <text:p>0.82118</text:p>
              </table:table-cell>
              <table:table-cell office:value-type="float" office:value="0.762807">
                <text:p>0.762807</text:p>
              </table:table-cell>
              <table:table-cell office:value-type="float" office:value="0.725532333333333">
                <text:p>0.72553233333333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14347666666667">
                <text:p>0.814347666666667</text:p>
              </table:table-cell>
              <table:table-cell office:value-type="float" office:value="0.754742666666667">
                <text:p>0.754742666666667</text:p>
              </table:table-cell>
              <table:table-cell office:value-type="float" office:value="0.755965">
                <text:p>0.755965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811836">
                <text:p>0.811836</text:p>
              </table:table-cell>
              <table:table-cell office:value-type="float" office:value="0.742645666666667">
                <text:p>0.742645666666667</text:p>
              </table:table-cell>
              <table:table-cell office:value-type="float" office:value="0.747973333333333">
                <text:p>0.747973333333333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786054">
                <text:p>0.786054</text:p>
              </table:table-cell>
              <table:table-cell office:value-type="float" office:value="0.740250333333333">
                <text:p>0.740250333333333</text:p>
              </table:table-cell>
              <table:table-cell office:value-type="float" office:value="0.755070333333333">
                <text:p>0.755070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AUC by Sample of Patients</text:p>
        </chart:title>
        <chart:subtitle svg:x="6.818cm" svg:y="1.275cm" chart:style-name="ch3">
          <text:p>Average ICU</text:p>
        </chart:subtitle>
        <chart:legend chart:legend-position="end" svg:x="12.01cm" svg:y="3.703cm" style:legend-expansion="high" chart:style-name="ch4"/>
        <chart:plot-area chart:style-name="ch5" table:cell-range-address="'old - ignorar'.T29:'old - ignorar'.W34" chart:data-source-has-labels="both" svg:x="1.331cm" svg:y="2.138cm" svg:width="10.359cm" svg:height="5.701cm">
          <chartooo:coordinate-region svg:x="2.058cm" svg:y="2.337cm" svg:width="9.26cm" svg:height="4.855cm"/>
          <chart:axis chart:dimension="x" chart:name="primary-x" chart:style-name="ch6" chartooo:axis-type="auto">
            <chartooo:date-scale/>
            <chart:title svg:x="5.54cm" svg:y="8.019cm" chart:style-name="ch7">
              <text:p>Sample Size</text:p>
            </chart:title>
            <chart:categories table:cell-range-address="'old - ignorar'.T30:'old - ignorar'.T34"/>
          </chart:axis>
          <chart:axis chart:dimension="y" chart:name="primary-y" chart:style-name="ch6">
            <chart:title svg:x="0.451cm" svg:y="5.389cm" chart:style-name="ch8">
              <text:p>AUC</text:p>
            </chart:title>
            <chart:grid chart:style-name="ch9" chart:class="major"/>
          </chart:axis>
          <chart:series chart:style-name="ch10" chart:values-cell-range-address="'old - ignorar'.U30:'old - ignorar'.U34" chart:label-cell-address="'old - ignorar'.U29:'old - ignorar'.U29" chart:class="chart:line">
            <chart:data-point chart:repeated="5"/>
          </chart:series>
          <chart:series chart:style-name="ch11" chart:values-cell-range-address="'old - ignorar'.V30:'old - ignorar'.V34" chart:label-cell-address="'old - ignorar'.V29:'old - ignorar'.V29" chart:class="chart:line">
            <chart:data-point chart:repeated="5"/>
          </chart:series>
          <chart:series chart:style-name="ch12" chart:values-cell-range-address="'old - ignorar'.W30:'old - ignorar'.W34" chart:label-cell-address="'old - ignorar'.W29:'old - ignorar'.W29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'old - ignorar'.U29:'old - ignorar'.U29</svg:desc>
                </draw:g>
              </table:table-cell>
              <table:table-cell office:value-type="string">
                <text:p>Focused</text:p>
                <draw:g>
                  <svg:desc>'old - ignorar'.V29:'old - ignorar'.V29</svg:desc>
                </draw:g>
              </table:table-cell>
              <table:table-cell office:value-type="string">
                <text:p>Mixed</text:p>
                <draw:g>
                  <svg:desc>'old - ignorar'.W29:'old - ignorar'.W29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'old - ignorar'.T30:'old - ignorar'.T34</svg:desc>
                </draw:g>
              </table:table-cell>
              <table:table-cell office:value-type="float" office:value="0.858637333333333">
                <text:p>0.858637333333333</text:p>
                <draw:g>
                  <svg:desc>'old - ignorar'.U30:'old - ignorar'.U34</svg:desc>
                </draw:g>
              </table:table-cell>
              <table:table-cell office:value-type="float" office:value="0.665638166666666">
                <text:p>0.665638166666666</text:p>
                <draw:g>
                  <svg:desc>'old - ignorar'.V30:'old - ignorar'.V34</svg:desc>
                </draw:g>
              </table:table-cell>
              <table:table-cell office:value-type="float" office:value="0.752877083333333">
                <text:p>0.752877083333333</text:p>
                <draw:g>
                  <svg:desc>'old - ignorar'.W30:'old - ignorar'.W34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54624">
                <text:p>0.854624</text:p>
              </table:table-cell>
              <table:table-cell office:value-type="float" office:value="0.745851166666667">
                <text:p>0.745851166666667</text:p>
              </table:table-cell>
              <table:table-cell office:value-type="float" office:value="0.784461083333333">
                <text:p>0.78446108333333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41686416666667">
                <text:p>0.841686416666667</text:p>
              </table:table-cell>
              <table:table-cell office:value-type="float" office:value="0.754821166666667">
                <text:p>0.754821166666667</text:p>
              </table:table-cell>
              <table:table-cell office:value-type="float" office:value="0.784259583333333">
                <text:p>0.784259583333333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836686166666667">
                <text:p>0.836686166666667</text:p>
              </table:table-cell>
              <table:table-cell office:value-type="float" office:value="0.750378833333333">
                <text:p>0.750378833333333</text:p>
              </table:table-cell>
              <table:table-cell office:value-type="float" office:value="0.788361666666667">
                <text:p>0.788361666666667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83113625">
                <text:p>0.83113625</text:p>
              </table:table-cell>
              <table:table-cell office:value-type="float" office:value="0.765610416666667">
                <text:p>0.765610416666667</text:p>
              </table:table-cell>
              <table:table-cell office:value-type="float" office:value="0.790727083333333">
                <text:p>0.79072708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52cm" svg:y="0.316cm" chart:style-name="ch2">
          <text:p>AUC by Patients - Coronary</text:p>
        </chart:title>
        <chart:legend chart:legend-position="end" svg:x="12.01cm" svg:y="3.703cm" style:legend-expansion="high" chart:style-name="ch3"/>
        <chart:plot-area chart:style-name="ch4" table:cell-range-address="auc.A3:auc.D7 auc.B2:auc.D2" chart:data-source-has-labels="both" svg:x="1.331cm" svg:y="1.275cm" svg:width="10.359cm" svg:height="6.564cm">
          <chartooo:coordinate-region svg:x="2.058cm" svg:y="1.474cm" svg:width="9.352cm" svg:height="5.718cm"/>
          <chart:axis chart:dimension="x" chart:name="primary-x" chart:style-name="ch5" chartooo:axis-type="auto">
            <chartooo:date-scale/>
            <chart:title svg:x="5.871cm" svg:y="8.019cm" chart:style-name="ch6">
              <text:p>Patients</text:p>
            </chart:title>
            <chart:categories table:cell-range-address="auc.A3:auc.A7"/>
          </chart:axis>
          <chart:axis chart:dimension="y" chart:name="primary-y" chart:style-name="ch5">
            <chart:title svg:x="0.451cm" svg:y="4.958cm" chart:style-name="ch7">
              <text:p>AUC</text:p>
            </chart:title>
            <chart:grid chart:style-name="ch8" chart:class="major"/>
          </chart:axis>
          <chart:series chart:style-name="ch9" chart:values-cell-range-address="auc.B3:auc.B7" chart:label-cell-address="auc.B2:auc.B2" chart:class="chart:line">
            <chart:data-point chart:repeated="5"/>
          </chart:series>
          <chart:series chart:style-name="ch10" chart:values-cell-range-address="auc.C3:auc.C7" chart:label-cell-address="auc.C2:auc.C2" chart:class="chart:line">
            <chart:data-point chart:repeated="5"/>
          </chart:series>
          <chart:series chart:style-name="ch11" chart:values-cell-range-address="auc.D3:auc.D7" chart:label-cell-address="auc.D2:auc.D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auc.B2:auc.B2</svg:desc>
                </draw:g>
              </table:table-cell>
              <table:table-cell office:value-type="string">
                <text:p>Focused</text:p>
                <draw:g>
                  <svg:desc>auc.C2:auc.C2</svg:desc>
                </draw:g>
              </table:table-cell>
              <table:table-cell office:value-type="string">
                <text:p>Mixed</text:p>
                <draw:g>
                  <svg:desc>auc.D2:auc.D2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auc.A3:auc.A7</svg:desc>
                </draw:g>
              </table:table-cell>
              <table:table-cell office:value-type="float" office:value="0.793026">
                <text:p>0.793026</text:p>
                <draw:g>
                  <svg:desc>auc.B3:auc.B7</svg:desc>
                </draw:g>
              </table:table-cell>
              <table:table-cell office:value-type="float" office:value="0.631731333333333">
                <text:p>0.631731333333333</text:p>
                <draw:g>
                  <svg:desc>auc.C3:auc.C7</svg:desc>
                </draw:g>
              </table:table-cell>
              <table:table-cell office:value-type="float" office:value="0.770636333333333">
                <text:p>0.770636333333333</text:p>
                <draw:g>
                  <svg:desc>auc.D3:auc.D7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790086">
                <text:p>0.790086</text:p>
              </table:table-cell>
              <table:table-cell office:value-type="float" office:value="0.749886">
                <text:p>0.749886</text:p>
              </table:table-cell>
              <table:table-cell office:value-type="float" office:value="0.811105666666667">
                <text:p>0.81110566666666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769959">
                <text:p>0.769959</text:p>
              </table:table-cell>
              <table:table-cell office:value-type="float" office:value="0.746587">
                <text:p>0.746587</text:p>
              </table:table-cell>
              <table:table-cell office:value-type="float" office:value="0.804286">
                <text:p>0.804286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783455">
                <text:p>0.783455</text:p>
              </table:table-cell>
              <table:table-cell office:value-type="float" office:value="0.740389333333333">
                <text:p>0.740389333333333</text:p>
              </table:table-cell>
              <table:table-cell office:value-type="float" office:value="0.810598666666667">
                <text:p>0.810598666666667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798101">
                <text:p>0.798101</text:p>
              </table:table-cell>
              <table:table-cell office:value-type="float" office:value="0.745330333333333">
                <text:p>0.745330333333333</text:p>
              </table:table-cell>
              <table:table-cell office:value-type="float" office:value="0.822453333333333">
                <text:p>0.82245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97cm" svg:y="0.316cm" chart:style-name="ch2">
          <text:p>AUC by Patients - Cardiac</text:p>
        </chart:title>
        <chart:legend chart:legend-position="end" svg:x="12.01cm" svg:y="3.703cm" style:legend-expansion="high" chart:style-name="ch3"/>
        <chart:plot-area chart:style-name="ch4" table:cell-range-address="auc.F3:auc.I7 auc.G2:auc.I2" chart:data-source-has-labels="both" svg:x="1.331cm" svg:y="1.275cm" svg:width="10.359cm" svg:height="6.564cm">
          <chartooo:coordinate-region svg:x="2.243cm" svg:y="1.475cm" svg:width="9.167cm" svg:height="5.717cm"/>
          <chart:axis chart:dimension="x" chart:name="primary-x" chart:style-name="ch5" chartooo:axis-type="auto">
            <chartooo:date-scale/>
            <chart:title svg:x="5.871cm" svg:y="8.019cm" chart:style-name="ch6">
              <text:p>Patients</text:p>
            </chart:title>
            <chart:categories table:cell-range-address="auc.F3:auc.F7"/>
          </chart:axis>
          <chart:axis chart:dimension="y" chart:name="primary-y" chart:style-name="ch5">
            <chart:title svg:x="0.451cm" svg:y="4.958cm" chart:style-name="ch7">
              <text:p>AUC</text:p>
            </chart:title>
            <chart:grid chart:style-name="ch8" chart:class="major"/>
          </chart:axis>
          <chart:series chart:style-name="ch9" chart:values-cell-range-address="auc.G3:auc.G7" chart:label-cell-address="auc.G2:auc.G2" chart:class="chart:line">
            <chart:data-point chart:repeated="5"/>
          </chart:series>
          <chart:series chart:style-name="ch10" chart:values-cell-range-address="auc.H3:auc.H7" chart:label-cell-address="auc.H2:auc.H2" chart:class="chart:line">
            <chart:data-point chart:repeated="5"/>
          </chart:series>
          <chart:series chart:style-name="ch11" chart:values-cell-range-address="auc.I3:auc.I7" chart:label-cell-address="auc.I2:auc.I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auc.G2:auc.G2</svg:desc>
                </draw:g>
              </table:table-cell>
              <table:table-cell office:value-type="string">
                <text:p>Focused</text:p>
                <draw:g>
                  <svg:desc>auc.H2:auc.H2</svg:desc>
                </draw:g>
              </table:table-cell>
              <table:table-cell office:value-type="string">
                <text:p>Mixed</text:p>
                <draw:g>
                  <svg:desc>auc.I2:auc.I2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auc.F3:auc.F7</svg:desc>
                </draw:g>
              </table:table-cell>
              <table:table-cell office:value-type="float" office:value="0.791246">
                <text:p>0.791246</text:p>
                <draw:g>
                  <svg:desc>auc.G3:auc.G7</svg:desc>
                </draw:g>
              </table:table-cell>
              <table:table-cell office:value-type="float" office:value="0.746913666666667">
                <text:p>0.746913666666667</text:p>
                <draw:g>
                  <svg:desc>auc.H3:auc.H7</svg:desc>
                </draw:g>
              </table:table-cell>
              <table:table-cell office:value-type="float" office:value="0.835802666666667">
                <text:p>0.835802666666667</text:p>
                <draw:g>
                  <svg:desc>auc.I3:auc.I7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824212">
                <text:p>0.824212</text:p>
              </table:table-cell>
              <table:table-cell office:value-type="float" office:value="0.783639">
                <text:p>0.783639</text:p>
              </table:table-cell>
              <table:table-cell office:value-type="float" office:value="0.868135333333333">
                <text:p>0.86813533333333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61852">
                <text:p>0.861852</text:p>
              </table:table-cell>
              <table:table-cell office:value-type="float" office:value="0.810874">
                <text:p>0.810874</text:p>
              </table:table-cell>
              <table:table-cell office:value-type="float" office:value="0.854828666666667">
                <text:p>0.854828666666667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33823">
                <text:p>0.833823</text:p>
              </table:table-cell>
              <table:table-cell office:value-type="float" office:value="0.810534333333333">
                <text:p>0.810534333333333</text:p>
              </table:table-cell>
              <table:table-cell office:value-type="float" office:value="0.860096666666667">
                <text:p>0.860096666666667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815783">
                <text:p>0.815783</text:p>
              </table:table-cell>
              <table:table-cell office:value-type="float" office:value="0.837344333333333">
                <text:p>0.837344333333333</text:p>
              </table:table-cell>
              <table:table-cell office:value-type="float" office:value="0.844673">
                <text:p>0.84467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16cm" svg:height="9cm" xlink:href=".." xlink:type="simple" chart:class="chart:line" chart:style-name="ch1">
        <chart:title svg:x="6.055cm" svg:y="0.316cm" chart:style-name="ch2">
          <text:p>AUC by Patients - Medical</text:p>
        </chart:title>
        <chart:legend chart:legend-position="end" svg:x="13.526cm" svg:y="3.703cm" style:legend-expansion="high" chart:style-name="ch3"/>
        <chart:plot-area chart:style-name="ch4" table:cell-range-address="auc.K3:auc.N7 auc.L2:auc.N2" chart:data-source-has-labels="both" svg:x="1.361cm" svg:y="1.275cm" svg:width="11.815cm" svg:height="6.564cm">
          <chartooo:coordinate-region svg:x="2.273cm" svg:y="1.474cm" svg:width="10.531cm" svg:height="5.718cm"/>
          <chart:axis chart:dimension="x" chart:name="primary-x" chart:style-name="ch5" chartooo:axis-type="auto">
            <chartooo:date-scale/>
            <chart:title svg:x="6.629cm" svg:y="8.019cm" chart:style-name="ch6">
              <text:p>Patients</text:p>
            </chart:title>
            <chart:categories table:cell-range-address="auc.K3:auc.K7"/>
          </chart:axis>
          <chart:axis chart:dimension="y" chart:name="primary-y" chart:style-name="ch5">
            <chart:title svg:x="0.451cm" svg:y="4.958cm" chart:style-name="ch7">
              <text:p>AUC</text:p>
            </chart:title>
            <chart:grid chart:style-name="ch8" chart:class="major"/>
          </chart:axis>
          <chart:series chart:style-name="ch9" chart:values-cell-range-address="auc.L3:auc.L7" chart:label-cell-address="auc.L2:auc.L2" chart:class="chart:line">
            <chart:data-point chart:repeated="5"/>
          </chart:series>
          <chart:series chart:style-name="ch10" chart:values-cell-range-address="auc.M3:auc.M7" chart:label-cell-address="auc.M2:auc.M2" chart:class="chart:line">
            <chart:data-point chart:repeated="5"/>
          </chart:series>
          <chart:series chart:style-name="ch11" chart:values-cell-range-address="auc.N3:auc.N7" chart:label-cell-address="auc.N2:auc.N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auc.L2:auc.L2</svg:desc>
                </draw:g>
              </table:table-cell>
              <table:table-cell office:value-type="string">
                <text:p>Focused</text:p>
                <draw:g>
                  <svg:desc>auc.M2:auc.M2</svg:desc>
                </draw:g>
              </table:table-cell>
              <table:table-cell office:value-type="string">
                <text:p>Mixed</text:p>
                <draw:g>
                  <svg:desc>auc.N2:auc.N2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auc.K3:auc.K7</svg:desc>
                </draw:g>
              </table:table-cell>
              <table:table-cell office:value-type="float" office:value="0.668145">
                <text:p>0.668145</text:p>
                <draw:g>
                  <svg:desc>auc.L3:auc.L7</svg:desc>
                </draw:g>
              </table:table-cell>
              <table:table-cell office:value-type="float" office:value="0.631979">
                <text:p>0.631979</text:p>
                <draw:g>
                  <svg:desc>auc.M3:auc.M7</svg:desc>
                </draw:g>
              </table:table-cell>
              <table:table-cell office:value-type="float" office:value="0.692417666666667">
                <text:p>0.692417666666667</text:p>
                <draw:g>
                  <svg:desc>auc.N3:auc.N7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728602">
                <text:p>0.728602</text:p>
              </table:table-cell>
              <table:table-cell office:value-type="float" office:value="0.687072666666667">
                <text:p>0.687072666666667</text:p>
              </table:table-cell>
              <table:table-cell office:value-type="float" office:value="0.733071">
                <text:p>0.733071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723636">
                <text:p>0.723636</text:p>
              </table:table-cell>
              <table:table-cell office:value-type="float" office:value="0.707081">
                <text:p>0.707081</text:p>
              </table:table-cell>
              <table:table-cell office:value-type="float" office:value="0.721958666666667">
                <text:p>0.721958666666667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720934">
                <text:p>0.720934</text:p>
              </table:table-cell>
              <table:table-cell office:value-type="float" office:value="0.707946">
                <text:p>0.707946</text:p>
              </table:table-cell>
              <table:table-cell office:value-type="float" office:value="0.734778">
                <text:p>0.734778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691057">
                <text:p>0.691057</text:p>
              </table:table-cell>
              <table:table-cell office:value-type="float" office:value="0.739516666666667">
                <text:p>0.739516666666667</text:p>
              </table:table-cell>
              <table:table-cell office:value-type="float" office:value="0.740711666666667">
                <text:p>0.740711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516cm" svg:height="9cm" xlink:href=".." xlink:type="simple" chart:class="chart:line" chart:style-name="ch1">
        <chart:title svg:x="6.016cm" svg:y="0.316cm" chart:style-name="ch2">
          <text:p>AUC by Patients - Surgical</text:p>
        </chart:title>
        <chart:legend chart:legend-position="end" svg:x="13.526cm" svg:y="3.703cm" style:legend-expansion="high" chart:style-name="ch3"/>
        <chart:plot-area chart:style-name="ch4" table:cell-range-address="auc.P3:auc.S7 auc.Q2:auc.S2" chart:data-source-has-labels="both" svg:x="1.361cm" svg:y="1.275cm" svg:width="11.815cm" svg:height="6.564cm">
          <chartooo:coordinate-region svg:x="2.273cm" svg:y="1.474cm" svg:width="10.531cm" svg:height="5.719cm"/>
          <chart:axis chart:dimension="x" chart:name="primary-x" chart:style-name="ch5" chartooo:axis-type="auto">
            <chartooo:date-scale/>
            <chart:title svg:x="6.629cm" svg:y="8.019cm" chart:style-name="ch6">
              <text:p>Patients</text:p>
            </chart:title>
            <chart:categories table:cell-range-address="auc.P3:auc.P7"/>
          </chart:axis>
          <chart:axis chart:dimension="y" chart:name="primary-y" chart:style-name="ch5">
            <chart:title svg:x="0.451cm" svg:y="4.958cm" chart:style-name="ch7">
              <text:p>AUC</text:p>
            </chart:title>
            <chart:grid chart:style-name="ch8" chart:class="major"/>
          </chart:axis>
          <chart:series chart:style-name="ch9" chart:values-cell-range-address="auc.Q3:auc.Q7" chart:label-cell-address="auc.Q2:auc.Q2" chart:class="chart:line">
            <chart:data-point chart:repeated="5"/>
          </chart:series>
          <chart:series chart:style-name="ch10" chart:values-cell-range-address="auc.R3:auc.R7" chart:label-cell-address="auc.R2:auc.R2" chart:class="chart:line">
            <chart:data-point chart:repeated="5"/>
          </chart:series>
          <chart:series chart:style-name="ch11" chart:values-cell-range-address="auc.S3:auc.S7" chart:label-cell-address="auc.S2:auc.S2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fer Learning</text:p>
                <draw:g>
                  <svg:desc>auc.Q2:auc.Q2</svg:desc>
                </draw:g>
              </table:table-cell>
              <table:table-cell office:value-type="string">
                <text:p>Focused</text:p>
                <draw:g>
                  <svg:desc>auc.R2:auc.R2</svg:desc>
                </draw:g>
              </table:table-cell>
              <table:table-cell office:value-type="string">
                <text:p>Mixed</text:p>
                <draw:g>
                  <svg:desc>auc.S2:auc.S2</svg:desc>
                </draw:g>
              </table:table-cell>
            </table:table-row>
          </table:table-header-rows>
          <table:table-rows>
            <table:table-row>
              <table:table-cell office:value-type="float" office:value="288">
                <text:p>288</text:p>
                <draw:g>
                  <svg:desc>auc.P3:auc.P7</svg:desc>
                </draw:g>
              </table:table-cell>
              <table:table-cell office:value-type="float" office:value="0.705657">
                <text:p>0.705657</text:p>
                <draw:g>
                  <svg:desc>auc.Q3:auc.Q7</svg:desc>
                </draw:g>
              </table:table-cell>
              <table:table-cell office:value-type="float" office:value="0.651928666666667">
                <text:p>0.651928666666667</text:p>
                <draw:g>
                  <svg:desc>auc.R3:auc.R7</svg:desc>
                </draw:g>
              </table:table-cell>
              <table:table-cell office:value-type="float" office:value="0.712651666666667">
                <text:p>0.712651666666667</text:p>
                <draw:g>
                  <svg:desc>auc.S3:auc.S7</svg:desc>
                </draw:g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0.732486">
                <text:p>0.732486</text:p>
              </table:table-cell>
              <table:table-cell office:value-type="float" office:value="0.762807">
                <text:p>0.762807</text:p>
              </table:table-cell>
              <table:table-cell office:value-type="float" office:value="0.725532333333333">
                <text:p>0.725532333333333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0.710548">
                <text:p>0.710548</text:p>
              </table:table-cell>
              <table:table-cell office:value-type="float" office:value="0.754742666666667">
                <text:p>0.754742666666667</text:p>
              </table:table-cell>
              <table:table-cell office:value-type="float" office:value="0.755965">
                <text:p>0.755965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0.682541">
                <text:p>0.682541</text:p>
              </table:table-cell>
              <table:table-cell office:value-type="float" office:value="0.742645666666667">
                <text:p>0.742645666666667</text:p>
              </table:table-cell>
              <table:table-cell office:value-type="float" office:value="0.747973333333333">
                <text:p>0.747973333333333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0.717353">
                <text:p>0.717353</text:p>
              </table:table-cell>
              <table:table-cell office:value-type="float" office:value="0.740250333333333">
                <text:p>0.740250333333333</text:p>
              </table:table-cell>
              <table:table-cell office:value-type="float" office:value="0.755070333333333">
                <text:p>0.755070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